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fo:background-color="#ffffff" fo:padding="0.049cm" fo:border="0.002cm solid #800000">
        <style:background-image/>
      </style:paragraph-properties>
    </style:style>
    <style:style style:name="P2" style:family="paragraph" style:parent-style-name="Text_20_body">
      <style:paragraph-properties fo:margin-left="0cm" fo:margin-right="0cm" fo:text-indent="0cm" style:auto-text-indent="false" fo:background-color="#ffffff" fo:padding="0.049cm" fo:border="0.002cm solid #800000">
        <style:background-image/>
      </style:paragraph-properties>
      <style:text-properties fo:font-variant="normal" fo:text-transform="none" fo:color="#000000" style:font-name="Arial" fo:font-size="10.5pt" fo:letter-spacing="normal" fo:font-style="normal" fo:font-weight="normal" fo:background-color="#ffffff"/>
    </style:style>
    <style:style style:name="P3" style:family="paragraph" style:parent-style-name="Text_20_body">
      <style:paragraph-properties fo:margin-left="0cm" fo:margin-right="0cm" fo:text-indent="0cm" style:auto-text-indent="false" fo:background-color="#ffffff" fo:padding="0.049cm" fo:border="0.002cm solid #800000">
        <style:background-image/>
      </style:paragraph-properties>
      <style:text-properties fo:color="#000000" style:font-name="Arial" fo:background-color="#ffffff"/>
    </style:style>
    <style:style style:name="P4" style:family="paragraph" style:parent-style-name="Text_20_body">
      <style:paragraph-properties fo:margin-left="0cm" fo:margin-right="0cm" fo:text-indent="0cm" style:auto-text-indent="false" fo:background-color="#ffffff">
        <style:background-image/>
      </style:paragraph-properties>
      <style:text-properties fo:font-variant="normal" fo:text-transform="none" fo:color="#000000" style:font-name="Arial" fo:letter-spacing="normal" fo:font-style="normal" fo:background-color="#ffffff"/>
    </style:style>
    <style:style style:name="P5" style:family="paragraph" style:parent-style-name="Heading_20_3">
      <style:paragraph-properties fo:margin-left="0cm" fo:margin-right="0cm" fo:text-indent="0cm" style:auto-text-indent="false" fo:background-color="#ffffff">
        <style:background-image/>
      </style:paragraph-properties>
      <style:text-properties fo:font-variant="normal" fo:text-transform="none" fo:color="#000000" style:font-name="Arial" fo:letter-spacing="normal" fo:font-style="normal" fo:background-color="#ffffff"/>
    </style:style>
    <style:style style:name="P6" style:family="paragraph" style:parent-style-name="Heading_20_5">
      <style:paragraph-properties fo:margin-left="0cm" fo:margin-right="0cm" fo:text-indent="0cm" style:auto-text-indent="false" fo:background-color="#ffffff">
        <style:background-image/>
      </style:paragraph-properties>
      <style:text-properties fo:font-variant="normal" fo:text-transform="none" fo:color="#000000" style:font-name="Arial" fo:letter-spacing="normal" fo:font-style="normal" fo:background-color="#ffffff"/>
    </style:style>
    <style:style style:name="P7" style:family="paragraph" style:parent-style-name="Heading_20_4">
      <style:paragraph-properties fo:margin-left="0cm" fo:margin-right="0cm" fo:text-indent="0cm" style:auto-text-indent="false" fo:background-color="#ffffff">
        <style:background-image/>
      </style:paragraph-properties>
      <style:text-properties fo:font-variant="normal" fo:text-transform="none" fo:color="#000000" style:font-name="Arial" fo:font-size="10.5pt" fo:letter-spacing="normal" fo:font-style="normal" fo:background-color="#ffffff"/>
    </style:style>
    <style:style style:name="P8" style:family="paragraph" style:parent-style-name="Text_20_body">
      <style:paragraph-properties fo:background-color="#ffffff">
        <style:background-image/>
      </style:paragraph-properties>
    </style:style>
    <style:style style:name="P9" style:family="paragraph" style:parent-style-name="Text_20_body">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10" style:family="paragraph" style:parent-style-name="Text_20_body">
      <style:paragraph-properties fo:background-color="#ffffff">
        <style:background-image/>
      </style:paragraph-properties>
      <style:text-properties fo:font-variant="normal" fo:text-transform="none" fo:color="#000000" style:font-name="Arial" fo:font-size="10pt" fo:letter-spacing="normal" fo:font-style="italic" fo:font-weight="normal" fo:background-color="#ffffff"/>
    </style:style>
    <style:style style:name="P11" style:family="paragraph" style:parent-style-name="Heading_20_3">
      <style:paragraph-properties fo:background-color="#ffffff">
        <style:background-image/>
      </style:paragraph-properties>
      <style:text-properties fo:font-variant="normal" fo:text-transform="none" fo:color="#000000" style:font-name="Arial" fo:letter-spacing="normal" fo:font-style="normal" fo:background-color="#ffffff"/>
    </style:style>
    <style:style style:name="P12" style:family="paragraph" style:parent-style-name="Heading_20_2">
      <style:paragraph-properties fo:text-align="center" style:justify-single-word="false" fo:background-color="#ffffff">
        <style:background-image/>
      </style:paragraph-properties>
      <style:text-properties fo:color="#000000" style:font-name="Arial" fo:background-color="#ffffff"/>
    </style:style>
    <style:style style:name="P13" style:family="paragraph" style:parent-style-name="Text_20_body" style:list-style-name="L1">
      <style:paragraph-properties fo:background-color="#ffffff">
        <style:background-image/>
      </style:paragraph-properties>
    </style:style>
    <style:style style:name="P14" style:family="paragraph" style:parent-style-name="Text_20_body" style:list-style-name="L2">
      <style:paragraph-properties fo:background-color="#ffffff">
        <style:background-image/>
      </style:paragraph-properties>
    </style:style>
    <style:style style:name="P15" style:family="paragraph" style:parent-style-name="Text_20_body" style:list-style-name="L2">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16" style:family="paragraph" style:parent-style-name="Text_20_body" style:list-style-name="L4">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17" style:family="paragraph" style:parent-style-name="Text_20_body" style:list-style-name="L7">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18" style:family="paragraph" style:parent-style-name="Text_20_body" style:list-style-name="L12">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19" style:family="paragraph" style:parent-style-name="Text_20_body" style:list-style-name="L13">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20" style:family="paragraph" style:parent-style-name="Text_20_body" style:list-style-name="L14">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21" style:family="paragraph" style:parent-style-name="Text_20_body" style:list-style-name="L16">
      <style:paragraph-properties fo:background-color="#ffffff">
        <style:background-image/>
      </style:paragraph-properties>
      <style:text-properties fo:font-variant="normal" fo:text-transform="none" fo:color="#000000" style:font-name="Arial" fo:font-size="10.5pt" fo:letter-spacing="normal" fo:font-style="normal" fo:font-weight="normal" fo:background-color="#ffffff"/>
    </style:style>
    <style:style style:name="P22" style:family="paragraph" style:parent-style-name="Text_20_body" style:list-style-name="L3">
      <style:paragraph-properties fo:background-color="#ffffff">
        <style:background-image/>
      </style:paragraph-properties>
    </style:style>
    <style:style style:name="P23" style:family="paragraph" style:parent-style-name="Text_20_body" style:list-style-name="L4">
      <style:paragraph-properties fo:background-color="#ffffff">
        <style:background-image/>
      </style:paragraph-properties>
    </style:style>
    <style:style style:name="P24" style:family="paragraph" style:parent-style-name="Text_20_body" style:list-style-name="L5">
      <style:paragraph-properties fo:background-color="#ffffff">
        <style:background-image/>
      </style:paragraph-properties>
    </style:style>
    <style:style style:name="P25" style:family="paragraph" style:parent-style-name="Text_20_body" style:list-style-name="L6">
      <style:paragraph-properties fo:background-color="#ffffff">
        <style:background-image/>
      </style:paragraph-properties>
    </style:style>
    <style:style style:name="P26" style:family="paragraph" style:parent-style-name="Text_20_body" style:list-style-name="L8">
      <style:paragraph-properties fo:background-color="#ffffff">
        <style:background-image/>
      </style:paragraph-properties>
    </style:style>
    <style:style style:name="P27" style:family="paragraph" style:parent-style-name="Text_20_body" style:list-style-name="L9">
      <style:paragraph-properties fo:background-color="#ffffff">
        <style:background-image/>
      </style:paragraph-properties>
    </style:style>
    <style:style style:name="P28" style:family="paragraph" style:parent-style-name="Text_20_body" style:list-style-name="L10">
      <style:paragraph-properties fo:background-color="#ffffff">
        <style:background-image/>
      </style:paragraph-properties>
    </style:style>
    <style:style style:name="P29" style:family="paragraph" style:parent-style-name="Text_20_body" style:list-style-name="L11">
      <style:paragraph-properties fo:background-color="#ffffff">
        <style:background-image/>
      </style:paragraph-properties>
    </style:style>
    <style:style style:name="P30" style:family="paragraph" style:parent-style-name="Text_20_body" style:list-style-name="L12">
      <style:paragraph-properties fo:background-color="#ffffff">
        <style:background-image/>
      </style:paragraph-properties>
    </style:style>
    <style:style style:name="P31" style:family="paragraph" style:parent-style-name="Text_20_body" style:list-style-name="L13">
      <style:paragraph-properties fo:background-color="#ffffff">
        <style:background-image/>
      </style:paragraph-properties>
    </style:style>
    <style:style style:name="P32" style:family="paragraph" style:parent-style-name="Text_20_body" style:list-style-name="L14">
      <style:paragraph-properties fo:background-color="#ffffff">
        <style:background-image/>
      </style:paragraph-properties>
    </style:style>
    <style:style style:name="P33" style:family="paragraph" style:parent-style-name="Text_20_body" style:list-style-name="L15">
      <style:paragraph-properties fo:background-color="#ffffff">
        <style:background-image/>
      </style:paragraph-properties>
    </style:style>
    <style:style style:name="P34" style:family="paragraph" style:parent-style-name="Text_20_body" style:list-style-name="L2">
      <style:paragraph-properties fo:text-align="start" style:justify-single-word="false" fo:background-color="#ffffff" fo:padding="0.049cm" fo:border="0.002cm solid #800080">
        <style:background-image/>
      </style:paragraph-properties>
      <style:text-properties fo:font-variant="normal" fo:text-transform="none" fo:color="#000000" style:font-name="Arial" fo:font-size="10.5pt" fo:letter-spacing="normal" fo:font-style="normal" fo:font-weight="normal" fo:background-color="#ffffff"/>
    </style:style>
    <style:style style:name="P35" style:family="paragraph" style:parent-style-name="Text_20_body" style:list-style-name="L2">
      <style:paragraph-properties fo:text-align="start" style:justify-single-word="false" fo:background-color="#ffffff" fo:padding="0.049cm" fo:border="0.002cm solid #800080">
        <style:background-image/>
      </style:paragraph-properties>
      <style:text-properties fo:font-variant="normal" fo:text-transform="none" fo:color="#000000" style:font-name="Arial" fo:font-size="10.5pt" fo:letter-spacing="normal" fo:font-style="normal" fo:font-weight="bold" fo:background-color="#ffffff"/>
    </style:style>
    <style:style style:name="P36" style:family="paragraph" style:parent-style-name="Text_20_body" style:list-style-name="L7">
      <style:paragraph-properties fo:background-color="#ffffff" fo:padding="0.049cm" fo:border="0.002cm solid #800000">
        <style:background-image/>
      </style:paragraph-properties>
      <style:text-properties fo:font-variant="normal" fo:text-transform="none" fo:color="#000000" style:font-name="Arial" fo:font-size="10.5pt" fo:letter-spacing="normal" fo:font-style="normal" fo:font-weight="normal" fo:background-color="#ffffff"/>
    </style:style>
    <style:style style:name="T1" style:family="text">
      <style:text-properties fo:font-variant="normal" fo:text-transform="none" fo:color="#000000" style:font-name="Arial" fo:font-size="10.5pt" fo:letter-spacing="normal" fo:font-style="normal" fo:font-weight="normal" fo:background-color="#ffffff"/>
    </style:style>
    <style:style style:name="T2" style:family="text">
      <style:text-properties fo:font-variant="normal" fo:text-transform="none" fo:color="#000000" style:font-name="Arial" fo:font-size="10.5pt" fo:letter-spacing="normal" fo:font-style="normal" fo:font-weight="bold" fo:background-color="#ffffff"/>
    </style:style>
    <style:style style:name="T3" style:family="text">
      <style:text-properties fo:font-variant="normal" fo:text-transform="none" fo:color="#000000" style:font-name="Arial" fo:font-size="10.5pt" fo:letter-spacing="normal" fo:language="en" fo:country="none" fo:font-style="italic" fo:font-weight="normal" fo:background-color="#ffffff"/>
    </style:style>
    <style:style style:name="T4" style:family="text">
      <style:text-properties fo:font-variant="normal" fo:text-transform="none" fo:font-size="10.5pt" fo:letter-spacing="normal" fo:font-style="normal" fo:font-weight="normal"/>
    </style:style>
    <style:style style:name="T5" style:family="text">
      <style:text-properties fo:font-variant="normal" fo:text-transform="none" fo:font-size="10.5pt" fo:letter-spacing="normal" fo:font-style="italic" fo:font-weight="normal"/>
    </style:style>
    <style:style style:name="T6" style:family="text">
      <style:text-properties fo:font-style="italic"/>
    </style:style>
    <style:style style:name="T7" style:family="text">
      <style:text-properties fo:font-style="italic" fo:font-weight="bold"/>
    </style:style>
    <style:style style:name="T8"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Les bases de Javascript</text:h>
      <text:h text:style-name="P11" text:outline-level="3"/>
      <text:h text:style-name="P11" text:outline-level="3">I. Introduction</text:h>
      <text:h text:style-name="P7" text:outline-level="4"><text:bookmark text:name="jsetjava"/>1. JavaScript n'est pas Java</text:h>
      <text:p text:style-name="P8"><text:span text:style-name="T1">Pour commencer, tordons le cou à une erreur classique : </text:span><text:span text:style-name="Source_20_Text"><text:span text:style-name="T1">JavaScript</text:span></text:span><text:span text:style-name="T1"> et </text:span><text:span text:style-name="Source_20_Text"><text:span text:style-name="T1">Java</text:span></text:span><text:span text:style-name="T1"> ne sont en aucune manière apparentés. Il s'agit de deux langages différents. En effet, dans le cadre d'un site Web :</text:span></text:p>
      <text:list xml:id="list4027485558984393600" text:style-name="L1">
        <text:list-item>
          <text:p text:style-name="P13"><text:span text:style-name="Source_20_Text"><text:span text:style-name="T1"><text:s/>JavaScript</text:span></text:span><text:span text:style-name="T1"> est toujours interprété côté client, sur la machine sur laquelle tourne le navigateur qui analyse et affiche la page Web, alors que </text:span><text:span text:style-name="Source_20_Text"><text:span text:style-name="T1">Java</text:span></text:span><text:span text:style-name="T1"> peut être compilé ou interprété côté serveur.</text:span></text:p>
        </text:list-item>
        <text:list-item>
          <text:p text:style-name="P13"><text:span text:style-name="T1"><text:s/>Un code </text:span><text:span text:style-name="Source_20_Text"><text:span text:style-name="T1">JavaScript</text:span></text:span><text:span text:style-name="T1"> est appelé dans une page Web différemment d'une </text:span><text:span text:style-name="T3">applet</text:span><text:span text:style-name="T1"> </text:span><text:span text:style-name="Source_20_Text"><text:span text:style-name="T1">Java</text:span></text:span><text:span text:style-name="T1">.</text:span></text:p>
        </text:list-item>
        <text:list-item>
          <text:p text:style-name="P13"><text:span text:style-name="T1"><text:s/>Il est nécessaire de déclarer les variables en </text:span><text:span text:style-name="Source_20_Text"><text:span text:style-name="T1">Java</text:span></text:span><text:span text:style-name="T1">, alors que cette déclaration peut être implicite en </text:span><text:span text:style-name="Source_20_Text"><text:span text:style-name="T1">JavaScript</text:span></text:span><text:span text:style-name="T1">.</text:span></text:p>
        </text:list-item>
      </text:list>
      <text:p text:style-name="P10"/>
      <text:h text:style-name="P7" text:outline-level="4"><text:bookmark text:name="insertion"/>2. Trois méthodes d’insertion de code JavaScript dans un document (X)HTML</text:h>
      <text:p text:style-name="P8"><text:span text:style-name="T1">Il existe trois manières d'insérer du code </text:span><text:span text:style-name="Source_20_Text"><text:span text:style-name="T1">JavaScript</text:span></text:span><text:span text:style-name="T1"> dans un document (X)HTML :</text:span></text:p>
      <text:list xml:id="list6452707087043214165" text:style-name="L2">
        <text:list-item>
          <text:p text:style-name="P14"><text:span text:style-name="T1"><text:s/>La manière la plus simple à mettre en œuvre est l'utilisation des attributs prévus dans les recommandations (X)HTML pour cela : </text:span><text:span text:style-name="Source_20_Text"><text:span text:style-name="T2">onclick</text:span></text:span><text:span text:style-name="T1">, </text:span><text:span text:style-name="Source_20_Text"><text:span text:style-name="T2">onmouseover</text:span></text:span><text:span text:style-name="T1">, etc. Cette méthode présente un inconvénient majeur, celui de mêler le code destiné à donner la structure du document (le </text:span><text:span text:style-name="Source_20_Text"><text:span text:style-name="T2">HTML</text:span></text:span><text:span text:style-name="T1">) au code destiné à le mettre en quelque sorte en mouvement, le </text:span><text:span text:style-name="Source_20_Text"><text:span text:style-name="T1">JavaScript</text:span></text:span><text:span text:style-name="T1">. La mise à jour d'une telle page est difficile, de la même manière que gérer la mise en forme</text:span><text:span text:style-name="Source_20_Text"><text:span text:style-name="T1">CSS</text:span></text:span><text:span text:style-name="T1"> à l'aide de l'attribut </text:span><text:span text:style-name="Source_20_Text"><text:span text:style-name="T2">style</text:span></text:span><text:span text:style-name="T1"> est une pratique à déconseiller.</text:span></text:p>
        </text:list-item>
        <text:list-item>
          <text:p text:style-name="P14"><text:span text:style-name="T1"><text:s/>Une deuxième méthode, analogue à l'utlisation d'une feuille de style interne en </text:span><text:span text:style-name="Source_20_Text"><text:span text:style-name="T1">CSS</text:span></text:span><text:span text:style-name="T1">, consiste à faire appel à l'élément </text:span><text:span text:style-name="Source_20_Text"><text:span text:style-name="T2">script</text:span></text:span><text:span text:style-name="T1"> et à insérer le code </text:span><text:span text:style-name="Source_20_Text"><text:span text:style-name="T1">JavaScript</text:span></text:span><text:span text:style-name="T1"> à l'intérieur de cet élément. Par exemple,</text:span></text:p>
          <text:p text:style-name="P34"><text:span text:style-name="T8">&lt;script</text:span><text:span text:style-name="T8"> type</text:span><text:span text:style-name="T8">="</text:span><text:span text:style-name="T7">text/javascript</text:span><text:span text:style-name="T8">"&gt;</text:span>(...)<text:span text:style-name="T8">&lt;/script&gt;</text:span></text:p>
          <text:p text:style-name="P35">mais en html5</text:p>
          <text:p text:style-name="P35">&lt;script&gt;(...)&lt;/script&gt;</text:p>
          <text:p text:style-name="P14"><text:span text:style-name="T1">L'attribut </text:span><text:span text:style-name="Source_20_Text"><text:span text:style-name="T2">type</text:span></text:span><text:span text:style-name="T1"> ne sera bientôt plus obligatoire. Vous rencontrerez parfois l'atttribut </text:span><text:span text:style-name="Source_20_Text"><text:span text:style-name="T2">language</text:span></text:span><text:span text:style-name="T1"> avec la valeur </text:span><text:span text:style-name="Source_20_Text"><text:span text:style-name="T2">JavaScript</text:span></text:span><text:span text:style-name="T1">, mais cet attribut est obsolète et ne devrait donc plus être utilisé.</text:span></text:p>
          <text:p text:style-name="P14"><text:span text:style-name="T1">Cet élément peut être présent dans l'entête du fichier </text:span><text:span text:style-name="Source_20_Text"><text:span text:style-name="T1">HTML</text:span></text:span><text:span text:style-name="T1"> tout comme l'élément </text:span><text:span text:style-name="Source_20_Text"><text:span text:style-name="T2">style</text:span></text:span><text:span text:style-name="T1"> des feuilles de style internes. Il est aussi possible de l'insérer au cœur de la page </text:span><text:span text:style-name="Source_20_Text"><text:span text:style-name="T1">HTML</text:span></text:span><text:span text:style-name="T1">, comme descendant de l'élément </text:span><text:span text:style-name="Source_20_Text"><text:span text:style-name="T2">body</text:span></text:span><text:span text:style-name="T1">, mais cela complique encore une fois la maintenance de la page.</text:span></text:p>
        </text:list-item>
        <text:list-item>
          <text:p text:style-name="P14"><text:span text:style-name="T1"><text:s/>Une troisième méthode fait elle aussi appel à l'élément </text:span><text:span text:style-name="Source_20_Text"><text:span text:style-name="T2">script</text:span></text:span><text:span text:style-name="T1">, mais cette fois-ci le code </text:span><text:span text:style-name="Source_20_Text"><text:span text:style-name="T1">JavaScript</text:span></text:span><text:span text:style-name="T1"> se trouve dans un fichier externe. Dans ce cas, l'élément </text:span><text:span text:style-name="Source_20_Text"><text:span text:style-name="T2">script</text:span></text:span><text:span text:style-name="T1"> précise à l'aide de l'attribut </text:span><text:span text:style-name="Source_20_Text"><text:span text:style-name="T2">src</text:span></text:span><text:span text:style-name="T1"> l'emplacement du fichier</text:span><text:span text:style-name="Source_20_Text"><text:span text:style-name="T1">JavaScript</text:span></text:span><text:span text:style-name="T1"> :</text:span></text:p>
          <text:p text:style-name="P35">&lt;script type="<text:span text:style-name="T6">text/javascript</text:span>" src="<text:span text:style-name="T6">../scripts/aideSaisie.js</text:span>"&gt;</text:p>
          <text:p text:style-name="P15">Cette dernière méthode est la plus commode à mettre en œuvre si un script doit être utilisé sur plusieurs pages, mais elle doit être maniée avec précaution afin d'éviter toute perte d'informations.</text:p>
        </text:list-item>
      </text:list>
      <text:h text:style-name="P5" text:outline-level="3"><text:bookmark text:name="syngale"/><text:soft-page-break/>II. Syntaxe générale</text:h>
      <text:h text:style-name="P7" text:outline-level="4"><text:bookmark text:name="convecri"/>1. Conventions d’écriture</text:h>
      <text:h text:style-name="P6" text:outline-level="5"><text:bookmark text:name="finligne"/>a. Fin de ligne</text:h>
      <text:p text:style-name="P8"><text:span text:style-name="T1">Chaque instruction de code doit se terminer par </text:span><text:span text:style-name="Source_20_Text"><text:span text:style-name="T2">;</text:span></text:span><text:span text:style-name="T1">. Par exemple, les deux syntaxes suivantes aboutissent au même résultat :</text:span></text:p>
      <text:p text:style-name="P2"><text:span text:style-name="T6">a</text:span><text:line-break/>=<text:line-break/><text:span text:style-name="T6">b</text:span><text:line-break/>+<text:line-break/>2<text:line-break/>;</text:p>
      <text:p text:style-name="P9">et...</text:p>
      <text:p text:style-name="P3"><text:span text:style-name="T5">a</text:span><text:span text:style-name="T4">=</text:span><text:span text:style-name="T5">b</text:span><text:span text:style-name="T4">+2 ;</text:span></text:p>
      <text:h text:style-name="P6" text:outline-level="5"><text:bookmark text:name="noms"/>b. Noms de variables et de fonctions</text:h>
      <text:p text:style-name="P8"><text:span text:style-name="Source_20_Text"><text:span text:style-name="T1">JavaScript</text:span></text:span><text:span text:style-name="T1"> est sensible à la casse employée. Par conséquent, </text:span><text:span text:style-name="Source_20_Text"><text:span text:style-name="T2">variabletest</text:span></text:span><text:span text:style-name="T1"> et </text:span><text:span text:style-name="Source_20_Text"><text:span text:style-name="T2">Variabletest</text:span></text:span><text:span text:style-name="T1"> désignent deux variables différentes.</text:span></text:p>
      <text:p text:style-name="P8"><text:span text:style-name="T1">Il existe un certain nombre de noms réservés, qui sont à peu près les mêmes que dans les autres langages de programmation, comme </text:span><text:span text:style-name="Source_20_Text"><text:span text:style-name="T2">var</text:span></text:span><text:span text:style-name="T1">, </text:span><text:span text:style-name="Source_20_Text"><text:span text:style-name="T2">function</text:span></text:span><text:span text:style-name="T1">, </text:span><text:span text:style-name="Source_20_Text"><text:span text:style-name="T2">for</text:span></text:span><text:span text:style-name="T1">, </text:span><text:span text:style-name="Source_20_Text"><text:span text:style-name="T2">if</text:span></text:span><text:span text:style-name="T1">... Nous les rencontrerons au fur et à mesure.</text:span></text:p>
      <text:p text:style-name="P10"/>
      <text:h text:style-name="P7" text:outline-level="4"><text:bookmark text:name="comment"/>2. Commentaires</text:h>
      <text:p text:style-name="P8"><text:span text:style-name="T1">Un commentaire </text:span><text:span text:style-name="Source_20_Text"><text:span text:style-name="T1">JavaScript</text:span></text:span><text:span text:style-name="T1"> permet de placer du texte en-dehors du script : il n'est alors pas interprété. Deux syntaxes sont possibles :</text:span></text:p>
      <text:list xml:id="list3748762672822263060" text:style-name="L3">
        <text:list-item>
          <text:p text:style-name="P22"><text:span text:style-name="T1"><text:s/>Quand le commentaire s'étend sur une seule ligne, on peut commencer cette ligne par </text:span><text:span text:style-name="Source_20_Text"><text:span text:style-name="T2">//</text:span></text:span><text:span text:style-name="T1">.</text:span></text:p>
        </text:list-item>
        <text:list-item>
          <text:p text:style-name="P22"><text:span text:style-name="T1"><text:s/>Quand le commentaire doit s'étendre sur plusieurs lignes, il doit commencer par </text:span><text:span text:style-name="Source_20_Text"><text:span text:style-name="T2">/*</text:span></text:span><text:span text:style-name="T1"> et se terminer par </text:span><text:span text:style-name="Source_20_Text"><text:span text:style-name="T2">*/</text:span></text:span><text:span text:style-name="T1">.</text:span></text:p>
        </text:list-item>
      </text:list>
      <text:p text:style-name="P2">// Une ligne<text:line-break/><text:line-break/>/*</text:p>
      <text:p text:style-name="P2">Deux<text:line-break/>ou trois<text:line-break/>lignes</text:p>
      <text:p text:style-name="P2">*/</text:p>
      <text:p text:style-name="P10"/>
      <text:h text:style-name="P5" text:outline-level="3"><text:bookmark text:name="variables"/>III. Variables</text:h>
      <text:h text:style-name="P7" text:outline-level="4"><text:bookmark text:name="types"/>1. Types de données</text:h>
      <text:h text:style-name="P6" text:outline-level="5"><text:bookmark text:name="tp"/>a. Les types</text:h>
      <text:p text:style-name="P8"><text:span text:style-name="Source_20_Text"><text:span text:style-name="T1">JavaScript</text:span></text:span><text:span text:style-name="T1"> est un langage dans lequel il est possible de ne pas déclarer qu'une variable doit être d'un certain de type de données. Cela signifie qu'il suffit d'indiquer </text:span><text:span text:style-name="Source_20_Text"><text:span text:style-name="T2">a=2;</text:span></text:span><text:span text:style-name="T1">, par exemple, pour déclarer premièrement que l'on définit une variable qui s'appelle </text:span><text:span text:style-name="Source_20_Text"><text:span text:style-name="T2">a</text:span></text:span><text:span text:style-name="T1"> et qui a pour valeur 2, mais aussi deuxièmement que cette variable est de type nombre.</text:span></text:p>
      <text:p text:style-name="P8"><text:soft-page-break/><text:span text:style-name="T1">Il n'existe que quelques types de données en </text:span><text:span text:style-name="Source_20_Text"><text:span text:style-name="T1">JavaScript</text:span></text:span><text:span text:style-name="T1">, ce qui en facilite l'usage mais complique le contrôle des valeurs autorisées pour une variable donnée. Ces types prédéfinis sont :</text:span></text:p>
      <text:list xml:id="list609110675563615933" text:style-name="L4">
        <text:list-item>
          <text:p text:style-name="P23"><text:span text:style-name="T1"><text:s/>la chaîne de caractères. Une chaîne de caractères est délimitée par des </text:span><text:span text:style-name="Source_20_Text"><text:span text:style-name="T2">"</text:span></text:span><text:span text:style-name="T1"> ou </text:span><text:span text:style-name="Source_20_Text"><text:span text:style-name="T2">'</text:span></text:span><text:span text:style-name="T1">. Par exemple, </text:span><text:span text:style-name="Source_20_Text"><text:span text:style-name="T2">a="Ceci est une chaîne" ;</text:span></text:span><text:span text:style-name="T1">. Si l'on doit utiliser des apostrophes ou des guillemets imbriqués, on peut faire appel à l'autre forme :</text:span><text:span text:style-name="Source_20_Text"><text:span text:style-name="T2">"C'est une chaîne"</text:span></text:span><text:span text:style-name="T1">, voire « échapper » les caractères : </text:span><text:span text:style-name="Source_20_Text"><text:span text:style-name="T2">'Le duc déclara : "C\'est une affaire d\'honneur".'</text:span></text:span><text:span text:style-name="T1"> Il existe d'autres caractères échappés : </text:span><text:span text:style-name="Source_20_Text"><text:span text:style-name="T2">\b</text:span></text:span><text:span text:style-name="T1"> correspond au retour arrière, </text:span><text:span text:style-name="Source_20_Text"><text:span text:style-name="T2">\f</text:span></text:span><text:span text:style-name="T1"> au saut de page, </text:span><text:span text:style-name="Source_20_Text"><text:span text:style-name="T2">\n</text:span></text:span><text:span text:style-name="T1"> au saut de ligne, </text:span><text:span text:style-name="Source_20_Text"><text:span text:style-name="T2">\r</text:span></text:span><text:span text:style-name="T1"> au retour chariot, </text:span><text:span text:style-name="Source_20_Text"><text:span text:style-name="T2">\t</text:span></text:span><text:span text:style-name="T1"> à la tabulation horizontale et finalement </text:span><text:span text:style-name="Source_20_Text"><text:span text:style-name="T2">\\</text:span></text:span><text:span text:style-name="T1"> au caractère </text:span><text:span text:style-name="Source_20_Text"><text:span text:style-name="T2">\</text:span></text:span><text:span text:style-name="T1"> lui-même.</text:span></text:p>
        </text:list-item>
        <text:list-item>
          <text:p text:style-name="P16">les nombres. Il s'agit soit d'un nombre entier (par exemple 3, -456 ou 78900001), soit d'un nombre à virgule flottante (comme 3.1415 ou -745.6). </text:p>
        </text:list-item>
        <text:list-item>
          <text:p text:style-name="P23"><text:span text:style-name="T1">les booléens, avec le type </text:span><text:span text:style-name="Source_20_Text"><text:span text:style-name="T2">boolean</text:span></text:span><text:span text:style-name="T1">. Les variables de type booléen ne peuvent prendre que deux valeurs possibles : « vrai » (</text:span><text:span text:style-name="Source_20_Text"><text:span text:style-name="T2">true</text:span></text:span><text:span text:style-name="T1">) ou « faux » (</text:span><text:span text:style-name="Source_20_Text"><text:span text:style-name="T2">false)</text:span></text:span><text:span text:style-name="T1">.</text:span></text:p>
          <text:p text:style-name="P16"/>
        </text:list-item>
      </text:list>
      <text:p text:style-name="P9">Il existe d’autres types, qui sortent du cadre restreint de ce cours.</text:p>
      <text:p text:style-name="P10"/>
      <text:h text:style-name="P6" text:outline-level="5"><text:bookmark text:name="conversion"/>b. Conversion de type</text:h>
      <text:p text:style-name="P8"><text:span text:style-name="Source_20_Text"><text:span text:style-name="T1">JavaScript</text:span></text:span><text:span text:style-name="T1"> permet de changer le type d'une variable, avec les fonctions suivantes :</text:span></text:p>
      <text:list xml:id="list8047923081159285943" text:style-name="L5">
        <text:list-item>
          <text:p text:style-name="P24"><text:span text:style-name="Emphasis"><text:span text:style-name="T1">T ransformation d’une chaîne de caractères en nombre :</text:span></text:span><text:span text:style-name="Source_20_Text"><text:span text:style-name="T2">parseInt()</text:span></text:span><text:span text:style-name="T1"> et </text:span><text:span text:style-name="Source_20_Text"><text:span text:style-name="T2">parseFloat()</text:span></text:span><text:span text:style-name="T1"> permettent de convertir une chaîne de caractères en nombre (respectivement entier ou à virgule flottante). Si par exemple la variable </text:span><text:span text:style-name="Source_20_Text"><text:span text:style-name="T2">x</text:span></text:span><text:span text:style-name="T1">contient la chaîne de caractères </text:span><text:span text:style-name="Source_20_Text"><text:span text:style-name="T2">"34.7"</text:span></text:span><text:span text:style-name="T1">, </text:span><text:span text:style-name="Source_20_Text"><text:span text:style-name="T2">parseInt(x)</text:span></text:span><text:span text:style-name="T1"> renvoie 34, et </text:span><text:span text:style-name="Source_20_Text"><text:span text:style-name="T2">parseFloat(x)</text:span></text:span><text:span text:style-name="T1"> renvoie 34,7.</text:span></text:p>
        </text:list-item>
        <text:list-item>
          <text:p text:style-name="P24"><text:span text:style-name="Source_20_Text"><text:span text:style-name="T2"><text:s/>string()</text:span></text:span><text:span text:style-name="T1"> transforme un objet en chaîne de caractères.</text:span></text:p>
        </text:list-item>
      </text:list>
      <text:p text:style-name="P10"/>
      <text:h text:style-name="P7" text:outline-level="4"><text:bookmark text:name="declaration"/>2. Déclaration ; affectation de valeurs</text:h>
      <text:h text:style-name="P6" text:outline-level="5"><text:bookmark text:name="opegal"/>a. Opérateur d'affectation simple =</text:h>
      <text:p text:style-name="P8"><text:span text:style-name="T1">On affecte une valeur à l'aide de l'opérateur </text:span><text:span text:style-name="Source_20_Text"><text:span text:style-name="T2">=</text:span></text:span><text:span text:style-name="T1">. Par exemple, </text:span><text:span text:style-name="Source_20_Text"><text:span text:style-name="T2">a="Ceci est une chaîne"</text:span></text:span><text:span text:style-name="T1">. Cet opérateur permet aussi d'affecter la même valeur à plusieurs variables. Par exemple, </text:span><text:span text:style-name="Source_20_Text"><text:span text:style-name="T2">a=b=c=d=e=5;</text:span></text:span><text:span text:style-name="T1"> affecte la valeur 5 aux cinq variables </text:span><text:span text:style-name="Source_20_Text"><text:span text:style-name="T2">a</text:span></text:span><text:span text:style-name="T1">, </text:span><text:span text:style-name="Source_20_Text"><text:span text:style-name="T2">b</text:span></text:span><text:span text:style-name="T1">,</text:span><text:span text:style-name="Source_20_Text"><text:span text:style-name="T2">c</text:span></text:span><text:span text:style-name="T1">, </text:span><text:span text:style-name="Source_20_Text"><text:span text:style-name="T2">d</text:span></text:span><text:span text:style-name="T1"> et </text:span><text:span text:style-name="Source_20_Text"><text:span text:style-name="T2">e</text:span></text:span><text:span text:style-name="T1">.</text:span></text:p>
      <text:p text:style-name="P10"/>
      <text:h text:style-name="P6" text:outline-level="5"><text:bookmark text:name="opcomplexe"/>b. Opérateurs d'affectation complexe</text:h>
      <text:p text:style-name="P9">Ces opérateurs permettent d'effectuer une opération sur une variable puis de lui affecter le résultat.</text:p>
      <text:list xml:id="list8371068334062826738" text:style-name="L6">
        <text:list-item>
          <text:p text:style-name="P25"><text:span text:style-name="Source_20_Text"><text:span text:style-name="T2"><text:s/>+=</text:span></text:span><text:span text:style-name="T1"> permet de réaliser une addition : si </text:span><text:span text:style-name="Source_20_Text"><text:span text:style-name="T2">a</text:span></text:span><text:span text:style-name="T1"> vaut 5, </text:span><text:span text:style-name="Source_20_Text"><text:span text:style-name="T2">a+=2;</text:span></text:span><text:span text:style-name="T1"> affecte 5+2=7 à </text:span><text:span text:style-name="Source_20_Text"><text:span text:style-name="T2">a</text:span></text:span><text:span text:style-name="T1">.</text:span></text:p>
        </text:list-item>
        <text:list-item>
          <text:p text:style-name="P25"><text:span text:style-name="Source_20_Text"><text:span text:style-name="T2"><text:s/>-=</text:span></text:span><text:span text:style-name="T1"> permet de réaliser une soustraction : si </text:span><text:span text:style-name="Source_20_Text"><text:span text:style-name="T2">a</text:span></text:span><text:span text:style-name="T1"> vaut 5, </text:span><text:span text:style-name="Source_20_Text"><text:span text:style-name="T2">a-=2;</text:span></text:span><text:span text:style-name="T1"> affecte 5-2=3 à </text:span><text:span text:style-name="Source_20_Text"><text:span text:style-name="T2">a</text:span></text:span><text:span text:style-name="T1">.</text:span></text:p>
        </text:list-item>
        <text:list-item>
          <text:p text:style-name="P25"><text:span text:style-name="Source_20_Text"><text:span text:style-name="T2"><text:s/>*=</text:span></text:span><text:span text:style-name="T1"> permet de réaliser une multiplication : si </text:span><text:span text:style-name="Source_20_Text"><text:span text:style-name="T2">a</text:span></text:span><text:span text:style-name="T1"> vaut 5, </text:span><text:span text:style-name="Source_20_Text"><text:span text:style-name="T2">a*=2;</text:span></text:span><text:span text:style-name="T1"> affecte 5*2=10 à </text:span><text:span text:style-name="Source_20_Text"><text:span text:style-name="T2">a</text:span></text:span><text:span text:style-name="T1">.</text:span></text:p>
        </text:list-item>
        <text:list-item>
          <text:p text:style-name="P25"><text:span text:style-name="Source_20_Text"><text:span text:style-name="T2"><text:s/>/=</text:span></text:span><text:span text:style-name="T1"> permet de réaliser une division : si </text:span><text:span text:style-name="Source_20_Text"><text:span text:style-name="T2">a</text:span></text:span><text:span text:style-name="T1"> vaut 5, </text:span><text:span text:style-name="Source_20_Text"><text:span text:style-name="T2">a/=2;</text:span></text:span><text:span text:style-name="T1"> affecte 5/2=2.5 à </text:span><text:span text:style-name="Source_20_Text"><text:span text:style-name="T2">a</text:span></text:span><text:span text:style-name="T1">.</text:span></text:p>
        </text:list-item>
      </text:list>
      <text:p text:style-name="P10"/>
      <text:p text:style-name="P10"/>
      <text:p text:style-name="P10"/>
      <text:h text:style-name="P5" text:outline-level="3"><text:bookmark text:name="fnc"/><text:soft-page-break/>IV. Fonctions</text:h>
      <text:h text:style-name="P7" text:outline-level="4"><text:bookmark text:name="fnintro"/>1. Introduction</text:h>
      <text:p text:style-name="P8"><text:span text:style-name="T1">Parfois, il est nécessaire de répéter de mêmes portions de codes. Par exemple, on peut souhaiter afficher un résultat donné sous une certaine forme, ou bien faire un calcul répétitif. Dans ce cas, au lieu de réécrire plusieurs fois cette même portion de code, on définit ce que l’on appelle des </text:span><text:span text:style-name="Emphasis"><text:span text:style-name="T1">fonctions</text:span></text:span><text:span text:style-name="T1">. Ces fonctions peuvent accepter des </text:span><text:span text:style-name="Emphasis"><text:span text:style-name="T1">paramètres</text:span></text:span><text:span text:style-name="T1">, ou arguments, pour leur permettre de réaliser l’action désirée.</text:span></text:p>
      <text:h text:style-name="P7" text:outline-level="4"><text:bookmark text:name="declfonction"/>2. Déclaration d’une fonction</text:h>
      <text:p text:style-name="P9">Une fonction est un ensemble d'instructions que l'on peut appeler séparément. La forme générale de sa déclaration est</text:p>
      <text:p text:style-name="P2"><text:span text:style-name="T8">function</text:span> nomFonction(liste éventuelle des arguments)<text:line-break/>{<text:line-break/>(...)<text:line-break/>}</text:p>
      <text:p text:style-name="P8"><text:span text:style-name="T1">Une fonction est ensuite appelée dans le code </text:span><text:span text:style-name="Source_20_Text"><text:span text:style-name="T1">JavaScript</text:span></text:span><text:span text:style-name="T1"> par </text:span><text:span text:style-name="Source_20_Text"><text:span text:style-name="T2">nomFonction(arguments...)</text:span></text:span><text:span text:style-name="T1">. Une fonction peut ne pas nécessiter d'arguments (qui en sont les données d'entrée), et elle peut ne pas retourner de valeur en sortie.</text:span></text:p>
      <text:p text:style-name="P9">Exemple de fonction ne prenant pas d’argument...</text:p>
      <text:p text:style-name="P2"><text:span text:style-name="T8">function</text:span> quandSommesNous()<text:line-break/>{<text:line-break/><text:span text:style-name="T6">aujourdhui</text:span>=<text:span text:style-name="T8">new</text:span> Date ;<text:line-break/>alert(aujourdhui);<text:line-break/>}</text:p>
      <text:p text:style-name="P10"/>
      <text:h text:style-name="P6" text:outline-level="5"><text:bookmark text:name="fnreturn"/>b. Valeur retournée</text:h>
      <text:p text:style-name="P8"><text:span text:style-name="T1">Une fonction peut éventuellement « retourner » une valeur à l'aide de l’instruction </text:span><text:span text:style-name="Source_20_Text"><text:span text:style-name="T2">return</text:span></text:span><text:span text:style-name="T1">. Par exemple,</text:span></text:p>
      <text:p text:style-name="P2"><text:span text:style-name="T8">function</text:span> surfaceRectangle(longueur, largeur)<text:line-break/>{<text:line-break/><text:span text:style-name="T8">return</text:span> longueur*largeur ;<text:line-break/>}</text:p>
      <text:p text:style-name="P9">Un appel à cette fonction se fait par exemple ainsi :</text:p>
      <text:p text:style-name="P2"><text:span text:style-name="T8">alert</text:span>(<text:span text:style-name="T8">surfaceRectangle</text:span>(2.5, 3))</text:p>
      <text:p text:style-name="P9">À l'écran, une boîte d'affichage montrera 7.5.</text:p>
      <text:h text:style-name="P7" text:outline-level="4"><text:bookmark text:name="portee"/>3. Portée d’une variable</text:h>
      <text:p text:style-name="P9">La portée d'une variable désigne l'ensemble du code dans lequel elle peut être utilisée.</text:p>
      <text:p text:style-name="P8"><text:span text:style-name="T1">Si une variable est déclarée sans le mot-clef </text:span><text:span text:style-name="Source_20_Text"><text:span text:style-name="T2">var</text:span></text:span><text:span text:style-name="T1">, elle peut être utilisée n'importe où dans le script. On l’appelle alors </text:span><text:span text:style-name="Emphasis"><text:span text:style-name="T1">variable globale</text:span></text:span><text:span text:style-name="T1">.</text:span></text:p>
      <text:p text:style-name="P8"><text:span text:style-name="T1">Si une variable est déclarée avec le mot-clef </text:span><text:span text:style-name="Source_20_Text"><text:span text:style-name="T2">var</text:span></text:span><text:span text:style-name="T1">, elle ne peut être utilisée que dans le bloc où elle se trouve. On l’appelle alors </text:span><text:span text:style-name="Emphasis"><text:span text:style-name="T1">variable locale</text:span></text:span><text:span text:style-name="T1">. Ainsi, dans l'exemple suivant...</text:span></text:p>
      <text:p text:style-name="P2">var <text:span text:style-name="T6">a</text:span> = 8 ;<text:line-break/><text:line-break/><text:span text:style-name="T8">function</text:span> <text:span text:style-name="T8">testFonction</text:span>(){<text:line-break/>var <text:span text:style-name="T6">pi</text:span> = 3.14 ;<text:line-break/>(...) ;<text:line-break/><text:soft-page-break/>}<text:line-break/><text:line-break/><text:span text:style-name="T8">function</text:span> <text:span text:style-name="T8">testFonction2</text:span>(){<text:line-break/>(...) ;<text:line-break/>}</text:p>
      <text:p text:style-name="P8"><text:span text:style-name="T1">... la variable </text:span><text:span text:style-name="Source_20_Text"><text:span text:style-name="T2">a</text:span></text:span><text:span text:style-name="T1"> peut être utilisée dans les fonctions </text:span><text:span text:style-name="Source_20_Text"><text:span text:style-name="T2">testFonction1</text:span></text:span><text:span text:style-name="T1"> et </text:span><text:span text:style-name="Source_20_Text"><text:span text:style-name="T2">testFonction2</text:span></text:span><text:span text:style-name="T1">, mais la variable </text:span><text:span text:style-name="Source_20_Text"><text:span text:style-name="T2">pi</text:span></text:span><text:span text:style-name="T1"> ne peut être utilisée que dans la fonction </text:span><text:span text:style-name="Source_20_Text"><text:span text:style-name="T2">testFonction1</text:span></text:span><text:span text:style-name="T1">.</text:span></text:p>
      <text:p text:style-name="P8"><text:span text:style-name="T1">Cette possibilité de contrôler la portée d'une variable conduit à conseiller l'utilisation du mot-clef </text:span><text:span text:style-name="Source_20_Text"><text:span text:style-name="T2">var</text:span></text:span><text:span text:style-name="T1"> dès que cela est possible. Cela permet par exemple d'éviter d'écraser par inadvertance la valeur d'une variable portant le même nom.</text:span></text:p>
      <text:h text:style-name="P5" text:outline-level="3"><text:bookmark text:name="tab"/>V. Tableaux</text:h>
      <text:h text:style-name="P7" text:outline-level="4"><text:bookmark text:name="tab1d"/>1. Tableau à une dimension</text:h>
      <text:p text:style-name="P9">Un tableau permet de déclarer une variable qui doit se présenter comme une collection de valeurs. On numérote alors ces valeurs à partir de 0. Par exemple,</text:p>
      <text:p text:style-name="P2">//Déclaration d'un tableau de 4 éléments :<text:line-break/>var <text:span text:style-name="T6">tableau1</text:span> = <text:span text:style-name="T8">new</text:span> Array(4) ;<text:line-break/>//Déclaration d'un tableau dont le nombre d'éléments est a priori inconnu :<text:line-break/>var <text:span text:style-name="T6">tableau2</text:span> = <text:span text:style-name="T8">new</text:span> Array() ;</text:p>
      <text:p text:style-name="P9">Pour affecter des valeurs à un tableau, plusieurs possibilités sont disponibles :</text:p>
      <text:list xml:id="list9096386026979533749" text:style-name="L7">
        <text:list-item>
          <text:p text:style-name="P17">On peut affecter les valeurs l'une après l'autre :</text:p>
          <text:p text:style-name="P36">var <text:span text:style-name="T6">tableau1</text:span> = <text:span text:style-name="T8">new</text:span> Array(4) ;<text:line-break/><text:span text:style-name="T6">tableau1</text:span>[0]="Beurre" ;<text:line-break/><text:span text:style-name="T6">tableau1</text:span>[1]="Confiture" ;<text:line-break/><text:span text:style-name="T6">tableau1</text:span>[2]="Pain" ;<text:line-break/><text:span text:style-name="T6">tableau1</text:span>[3]="Jus de fruit" ;</text:p>
        </text:list-item>
        <text:list-item>
          <text:p text:style-name="P17">On peut affecter les valeurs en une seule ligne :</text:p>
          <text:p text:style-name="P36">var <text:span text:style-name="T6">tableau1</text:span> = <text:span text:style-name="T8">new</text:span> Array(4) ;<text:line-break/><text:span text:style-name="T6">tableau1</text:span>=["Beurre", "Confiture", "Pain", "Jus de fruit"] ;</text:p>
        </text:list-item>
        <text:list-item>
          <text:p text:style-name="P17">Il est enfin possible de déclarer et définir le tableau simultanément :</text:p>
          <text:p text:style-name="P36">var <text:span text:style-name="T6">tableau1</text:span> = <text:span text:style-name="T8">new</text:span> Array('Beurre', 'Confiture', 'Pain', 'Jus de fruit') ;</text:p>
        </text:list-item>
      </text:list>
      <text:p text:style-name="P8"><text:span text:style-name="T1">La propriété </text:span><text:span text:style-name="Source_20_Text"><text:span text:style-name="T2">length</text:span></text:span><text:span text:style-name="T1"> d'un tableau renvoie son nombre d'éléments. Par exemple...</text:span></text:p>
      <text:p text:style-name="P2">var <text:span text:style-name="T6">tableau1</text:span> = <text:span text:style-name="T8">new</text:span> Array('Beurre', 'Confiture', 'Pain', 'Jus de fruit') ;<text:line-break/><text:span text:style-name="T8">alert</text:span>(<text:span text:style-name="T6">tableau1.length</text:span>) ;</text:p>
      <text:p text:style-name="P9">... renvoie 4.</text:p>
      <text:h text:style-name="P7" text:outline-level="4"><text:bookmark text:name="tabnd"/>2. Tableau multidimensionnel</text:h>
      <text:p text:style-name="P9">Un tableau à deux dimensions se déclare en déclarant tout d'abord un tableau à une dimension, puis en déclarant que chacun des éléments de ce tableau est lui-même un tableau. Par exemple,</text:p>
      <text:p text:style-name="P2">var <text:span text:style-name="T6">tableau1</text:span> = <text:span text:style-name="T8">new</text:span> Array(4) ;<text:line-break/><text:span text:style-name="T8">for</text:span>(i=0;i&lt;<text:span text:style-name="T6">tableau1</text:span>.length;i++)<text:line-break/>{<text:line-break/><text:span text:style-name="T6">tableau1</text:span>[i] = <text:span text:style-name="T8">new</text:span>Array(2) ;<text:line-break/>}</text:p>
      <text:p text:style-name="P9">La déclaration précédente amène à un tableau de 4×2 éléments. Le processus peut aisément être étendu à la déclaration d’un tableau de n dimensions quelconque.</text:p>
      <text:h text:style-name="P5" text:outline-level="3"><text:bookmark text:name="operateurs"/><text:soft-page-break/>VI. Opérateurs</text:h>
      <text:h text:style-name="P7" text:outline-level="4"><text:bookmark text:name="opbinmath"/>1. Opérateurs binaires mathématiques</text:h>
      <text:p text:style-name="P9">Les opérateurs binaires sont ceux qui effectuent une opération sur deux variables ou données. Ces opérateurs sont :</text:p>
      <text:list xml:id="list222135368493227380" text:style-name="L8">
        <text:list-item>
          <text:p text:style-name="P26"><text:span text:style-name="Source_20_Text"><text:span text:style-name="T2"><text:s/>-</text:span></text:span><text:span text:style-name="T1"> permet de faire la soustraction de deux nombres. </text:span><text:span text:style-name="Source_20_Text"><text:span text:style-name="T1">JavaScript</text:span></text:span><text:span text:style-name="T1"> gère les conversions de types à la volée dans ce cas, et </text:span><text:span text:style-name="Source_20_Text"><text:span text:style-name="T2">"7"-2</text:span></text:span><text:span text:style-name="T1"> renvoie </text:span><text:span text:style-name="Source_20_Text"><text:span text:style-name="T2">5</text:span></text:span></text:p>
        </text:list-item>
        <text:list-item>
          <text:p text:style-name="P26"><text:span text:style-name="Source_20_Text"><text:span text:style-name="T2"><text:s/>*</text:span></text:span><text:span text:style-name="T1"> permet de faire la multiplication de deux nombres. </text:span><text:span text:style-name="Source_20_Text"><text:span text:style-name="T2">9*2</text:span></text:span><text:span text:style-name="T1"> renvoie donc </text:span><text:span text:style-name="Source_20_Text"><text:span text:style-name="T2">18</text:span></text:span><text:span text:style-name="T1">. </text:span><text:span text:style-name="Source_20_Text"><text:span text:style-name="T1">JavaScript</text:span></text:span><text:span text:style-name="T1"> gère aussi les conversions de types à la volée dans ce cas, et </text:span><text:span text:style-name="Source_20_Text"><text:span text:style-name="T2">"9"*2</text:span></text:span><text:span text:style-name="T1"> renvoie aussi </text:span><text:span text:style-name="Source_20_Text"><text:span text:style-name="T2">18</text:span></text:span><text:span text:style-name="T1">.</text:span></text:p>
        </text:list-item>
        <text:list-item>
          <text:p text:style-name="P26"><text:span text:style-name="Source_20_Text"><text:span text:style-name="T2"><text:s/>/</text:span></text:span><text:span text:style-name="T1"> permet de faire la division du premier nombre par le second. </text:span><text:span text:style-name="Source_20_Text"><text:span text:style-name="T2">9/2</text:span></text:span><text:span text:style-name="T1"> renvoie donc </text:span><text:span text:style-name="Source_20_Text"><text:span text:style-name="T2">4.5</text:span></text:span><text:span text:style-name="T1">. </text:span><text:span text:style-name="Source_20_Text"><text:span text:style-name="T1">JavaScript</text:span></text:span><text:span text:style-name="T1"> gère aussi les conversions de types à la volée dans ce cas, et </text:span><text:span text:style-name="Source_20_Text"><text:span text:style-name="T2">"7"/2</text:span></text:span><text:span text:style-name="T1"> renvoie </text:span><text:span text:style-name="Source_20_Text"><text:span text:style-name="T2">3.5</text:span></text:span><text:span text:style-name="T1">.</text:span></text:p>
        </text:list-item>
        <text:list-item>
          <text:p text:style-name="P26"><text:span text:style-name="Source_20_Text"><text:span text:style-name="T2"><text:s/>+</text:span></text:span><text:span text:style-name="T1"> permet dans le cas de deux nombres leur addition, et dans le cas de deux chaînes de caractères leur concaténation. Par exemple, </text:span><text:span text:style-name="Source_20_Text"><text:span text:style-name="T2">2+3</text:span></text:span><text:span text:style-name="T1"> renvoie 5, mais </text:span><text:span text:style-name="Source_20_Text"><text:span text:style-name="T2">"2"+"3"</text:span></text:span><text:span text:style-name="T1"> renvoie </text:span><text:span text:style-name="Source_20_Text"><text:span text:style-name="T2">"23"</text:span></text:span><text:span text:style-name="T1">. Si cet opérateur agit sur une chaîne et un nombre, alors ce dernier est transformé en chaîne : </text:span><text:span text:style-name="Source_20_Text"><text:span text:style-name="T2">"un"+2</text:span></text:span><text:span text:style-name="T1"> renvoie donc </text:span><text:span text:style-name="Source_20_Text"><text:span text:style-name="T2">"un2"</text:span></text:span><text:span text:style-name="T1"> et </text:span><text:span text:style-name="Source_20_Text"><text:span text:style-name="T2">2+"3"</text:span></text:span><text:span text:style-name="T1"> renvoie </text:span><text:span text:style-name="Source_20_Text"><text:span text:style-name="T2">"23"</text:span></text:span><text:span text:style-name="T1">.</text:span></text:p>
        </text:list-item>
        <text:list-item>
          <text:p text:style-name="P26"><text:span text:style-name="Source_20_Text"><text:span text:style-name="T2"><text:s/>%</text:span></text:span><text:span text:style-name="T1"> renvoie le reste de la division euclidienne de deux nombres. Par exemple, </text:span><text:span text:style-name="Source_20_Text"><text:span text:style-name="T2">9 % 2</text:span></text:span><text:span text:style-name="T1"> renvoie </text:span><text:span text:style-name="Source_20_Text"><text:span text:style-name="T2">1</text:span></text:span><text:span text:style-name="T1">. </text:span><text:span text:style-name="Source_20_Text"><text:span text:style-name="T1">JavaScript</text:span></text:span><text:span text:style-name="T1"> opère la conversion de type aussi dans ce sens : </text:span><text:span text:style-name="Source_20_Text"><text:span text:style-name="T2">"9" % 2</text:span></text:span><text:span text:style-name="T1"> renvoie aussi </text:span><text:span text:style-name="Source_20_Text"><text:span text:style-name="T2">1</text:span></text:span><text:span text:style-name="T1">. Cette opérateur fonctionne aussi avec les nombres à virgule flottante : </text:span><text:span text:style-name="Source_20_Text"><text:span text:style-name="T2">20.4%4.8</text:span></text:span><text:span text:style-name="T1"> renvoie </text:span><text:span text:style-name="Source_20_Text"><text:span text:style-name="T2">1.2</text:span></text:span><text:span text:style-name="T1"> (ou plutôt </text:span><text:span text:style-name="Source_20_Text"><text:span text:style-name="T2">1.1999999999999993</text:span></text:span><text:span text:style-name="T1"> selon les arrondis de calcul).</text:span></text:p>
        </text:list-item>
      </text:list>
      <text:h text:style-name="P7" text:outline-level="4"><text:bookmark text:name="opbincmp"/>2. Opérateurs binaires de comparaison</text:h>
      <text:p text:style-name="P9">Les opérateurs binaires de comparaison permettent de réaliser des tests sur des variables ou des données. Leur valeur de sortie est un booléen. Ces opérateurs sont :</text:p>
      <text:list xml:id="list601507295530368838" text:style-name="L9">
        <text:list-item>
          <text:p text:style-name="P27"><text:span text:style-name="Source_20_Text"><text:span text:style-name="T2"><text:s/>&lt;</text:span></text:span><text:span text:style-name="T1"> permet de tester si le premier nombre est strictement inférieur au second : </text:span><text:span text:style-name="Source_20_Text"><text:span text:style-name="T2">1&lt;2</text:span></text:span><text:span text:style-name="T1"> renvoie </text:span><text:span text:style-name="Source_20_Text"><text:span text:style-name="T2">true</text:span></text:span><text:span text:style-name="T1">, mais </text:span><text:span text:style-name="Source_20_Text"><text:span text:style-name="T2">1&lt;1</text:span></text:span><text:span text:style-name="T1">. renvoie </text:span><text:span text:style-name="Source_20_Text"><text:span text:style-name="T2">false</text:span></text:span><text:span text:style-name="T1">.</text:span></text:p>
        </text:list-item>
        <text:list-item>
          <text:p text:style-name="P27"><text:span text:style-name="Source_20_Text"><text:span text:style-name="T2"><text:s/>&lt;=</text:span></text:span><text:span text:style-name="T1"> permet de tester si le premier nombre est inférieur ou égal au second : </text:span><text:span text:style-name="Source_20_Text"><text:span text:style-name="T2">1&lt;=2</text:span></text:span><text:span text:style-name="T1"> renvoie </text:span><text:span text:style-name="Source_20_Text"><text:span text:style-name="T2">true</text:span></text:span><text:span text:style-name="T1"> ainsi que </text:span><text:span text:style-name="Source_20_Text"><text:span text:style-name="T2">1&lt;=1</text:span></text:span><text:span text:style-name="T1">.</text:span></text:p>
        </text:list-item>
        <text:list-item>
          <text:p text:style-name="P27"><text:span text:style-name="Source_20_Text"><text:span text:style-name="T2"><text:s/>&gt;</text:span></text:span><text:span text:style-name="T1"> permet de tester si le premier nombre est strictement supérieur au second : </text:span><text:span text:style-name="Source_20_Text"><text:span text:style-name="T2">1&gt;2</text:span></text:span><text:span text:style-name="T1"> renvoie </text:span><text:span text:style-name="Source_20_Text"><text:span text:style-name="T2">false</text:span></text:span><text:span text:style-name="T1">.</text:span></text:p>
        </text:list-item>
        <text:list-item>
          <text:p text:style-name="P27"><text:span text:style-name="Source_20_Text"><text:span text:style-name="T2"><text:s/>&gt;=</text:span></text:span><text:span text:style-name="T1"> permet de tester si le premier nombre est supérieur ou égal au second : </text:span><text:span text:style-name="Source_20_Text"><text:span text:style-name="T2">1&gt;=2</text:span></text:span><text:span text:style-name="T1"> renvoie </text:span><text:span text:style-name="Source_20_Text"><text:span text:style-name="T2">false</text:span></text:span><text:span text:style-name="T1">.</text:span></text:p>
        </text:list-item>
        <text:list-item>
          <text:p text:style-name="P27"><text:span text:style-name="Source_20_Text"><text:span text:style-name="T2"><text:s/>==</text:span></text:span><text:span text:style-name="T1"> permet de tester l'égalité de deux nombres : </text:span><text:span text:style-name="Source_20_Text"><text:span text:style-name="T2">1==2</text:span></text:span><text:span text:style-name="T1"> renvoie </text:span><text:span text:style-name="Source_20_Text"><text:span text:style-name="T2">false</text:span></text:span><text:span text:style-name="T1">. </text:span><text:span text:style-name="Source_20_Text"><text:span text:style-name="T1">JavaScript</text:span></text:span><text:span text:style-name="T1"> gère la conversion de type et </text:span><text:span text:style-name="Source_20_Text"><text:span text:style-name="T2">1=="1"</text:span></text:span><text:span text:style-name="T1"> renvoie </text:span><text:span text:style-name="Source_20_Text"><text:span text:style-name="T2">true</text:span></text:span><text:span text:style-name="T1">.</text:span></text:p>
        </text:list-item>
        <text:list-item>
          <text:p text:style-name="P27"><text:span text:style-name="Source_20_Text"><text:span text:style-name="T2"><text:s/>!=</text:span></text:span><text:span text:style-name="T1"> permet de tester si deux nombres sont différents : </text:span><text:span text:style-name="Source_20_Text"><text:span text:style-name="T2">1!=2</text:span></text:span><text:span text:style-name="T1"> renvoie </text:span><text:span text:style-name="Source_20_Text"><text:span text:style-name="T2">true</text:span></text:span><text:span text:style-name="T1">.</text:span></text:p>
        </text:list-item>
      </text:list>
      <text:h text:style-name="P7" text:outline-level="4"><text:bookmark text:name="opbinlog"/>3. Opérateurs logiques</text:h>
      <text:p text:style-name="P9">Ces opérateurs renvoient aussi des booléens, et opèrent sur des booléens.</text:p>
      <text:list xml:id="list387259460288944425" text:style-name="L10">
        <text:list-item>
          <text:p text:style-name="P28"><text:span text:style-name="Source_20_Text"><text:span text:style-name="T2"><text:s/>&amp;&amp;</text:span></text:span><text:span text:style-name="T1"> est le "et logique", et renvoie </text:span><text:span text:style-name="Source_20_Text"><text:span text:style-name="T2">true</text:span></text:span><text:span text:style-name="T1"> quand les deux quantités sur laquelle il opère valent </text:span><text:span text:style-name="Source_20_Text"><text:span text:style-name="T2">true</text:span></text:span><text:span text:style-name="T1">. Par exemple, </text:span><text:span text:style-name="Source_20_Text"><text:span text:style-name="T2">(1&lt;2) &amp;&amp; (chaine == "a")</text:span></text:span><text:span text:style-name="T1"> renvoie </text:span><text:span text:style-name="Source_20_Text"><text:span text:style-name="T2">true</text:span></text:span><text:span text:style-name="T1"> si la variable </text:span><text:span text:style-name="Source_20_Text"><text:span text:style-name="T2">chaine</text:span></text:span><text:span text:style-name="T1"> vaut </text:span><text:span text:style-name="Source_20_Text"><text:span text:style-name="T2">"a"</text:span></text:span><text:span text:style-name="T1">, et </text:span><text:span text:style-name="Source_20_Text"><text:span text:style-name="T2">false</text:span></text:span><text:span text:style-name="T1"> dans le cas contraire.</text:span></text:p>
        </text:list-item>
        <text:list-item>
          <text:p text:style-name="P28"><text:span text:style-name="Source_20_Text"><text:span text:style-name="T2"><text:s/>||</text:span></text:span><text:span text:style-name="T1"> est le "ou logique", et renvoie </text:span><text:span text:style-name="Source_20_Text"><text:span text:style-name="T2">true</text:span></text:span><text:span text:style-name="T1"> quand au moins une des deux quantités sur laquelle il opèrent vaut </text:span><text:span text:style-name="Source_20_Text"><text:span text:style-name="T2">true</text:span></text:span><text:span text:style-name="T1">. Par exemple, </text:span><text:span text:style-name="Source_20_Text"><text:span text:style-name="T2">(1&lt;2) &amp;&amp; (chaine == "a")</text:span></text:span><text:span text:style-name="T1"> renvoie </text:span><text:span text:style-name="Source_20_Text"><text:span text:style-name="T2">true</text:span></text:span><text:span text:style-name="T1"> dans tous les cas, car </text:span><text:span text:style-name="Source_20_Text"><text:span text:style-name="T2">1&lt;2</text:span></text:span><text:span text:style-name="T1"> est toujours vrai.</text:span></text:p>
        </text:list-item>
        <text:list-item>
          <text:p text:style-name="P28"><text:span text:style-name="Source_20_Text"><text:span text:style-name="T2"><text:s/>!</text:span></text:span><text:span text:style-name="T1"> est l'opérateur logique de négation. Ainsi, </text:span><text:span text:style-name="Source_20_Text"><text:span text:style-name="T2">!(1&lt;2)</text:span></text:span><text:span text:style-name="T1"> renvoie </text:span><text:span text:style-name="Source_20_Text"><text:span text:style-name="T2">false</text:span></text:span><text:span text:style-name="T1">.</text:span></text:p>
        </text:list-item>
      </text:list>
      <text:p text:style-name="P10"/>
      <text:h text:style-name="P5" text:outline-level="3"><text:soft-page-break/>VII. Objets prédéfinis</text:h>
      <text:h text:style-name="P7" text:outline-level="4"><text:bookmark text:name="poo"/>1. Quelques mots sur la programmation orientée objet</text:h>
      <text:h text:style-name="P6" text:outline-level="5"><text:bookmark text:name="objIntro"/>a. Introduction</text:h>
      <text:p text:style-name="P8"><text:span text:style-name="T1">Il n'est pas dans le propos de ce cours de faire une initiation complète à la Programmation Orientée Objet, mais d'en présenter les quelques points qui sont utiles au jour le jour en </text:span><text:span text:style-name="Source_20_Text"><text:span text:style-name="T1">JavaScript</text:span></text:span><text:span text:style-name="T1">. </text:span></text:p>
      <text:h text:style-name="P6" text:outline-level="5"><text:bookmark text:name="objCekoi"/>b. Qu'est-ce qu'un objet ?</text:h>
      <text:p text:style-name="P8"><text:span text:style-name="T1">Un objet est une entité de programmation qui possèdent un certain nombre de </text:span><text:span text:style-name="Emphasis"><text:span text:style-name="T1">propriétés</text:span></text:span><text:span text:style-name="T1">, et sur laquelle il est possible d'agir ou qui est susceptible d'agir par l'intermédiaire de </text:span><text:span text:style-name="Emphasis"><text:span text:style-name="T1">méthodes</text:span></text:span><text:span text:style-name="T1">. Une méthode est une sorte de fonction s'appliquant à l'objet, et à la syntaxe un peu particulière.</text:span></text:p>
      <text:p text:style-name="P9">Une propriété caractérise un objet. Par exemple, si l'on pense à un objet physique comme une boîte, ses propriétés pourraient être ses longueur, hauteur et profondeur, sa couleur, le fait qu'elle soit ouverte ou fermée, pleine ou vide, etc. </text:p>
      <text:p text:style-name="P9">Des méthodes permettant d'interagir avec cette boîte seraient par exemple l'action de l'ouvrir ou de la fermer (qui agirait sur la propriété « ouverte ou fermée »), celle d'y ajouter ou d'en extraire du contenu (qui agirait sur la propriété « pleine ou vide »), etc.</text:p>
      <text:p text:style-name="P8"><text:span text:style-name="T1">En </text:span><text:span text:style-name="Source_20_Text"><text:span text:style-name="T1">JavaScript</text:span></text:span><text:span text:style-name="T1"> comme dans les autres langages orientés objet, on représente les propriétés et les méthodes avec des points. Pour reprendre notre exemple de boîte, une implémentation </text:span><text:span text:style-name="Source_20_Text"><text:span text:style-name="T1">Javascript</text:span></text:span><text:span text:style-name="T1"> en serait :</text:span></text:p>
      <text:p text:style-name="P2"><text:span text:style-name="T6">boite</text:span>.longueur ;<text:line-break/><text:span text:style-name="T6">boite</text:span>.hauteur ;<text:line-break/><text:span text:style-name="T6">boite</text:span>.profondeur ;<text:line-break/><text:span text:style-name="T6">boite</text:span>.couleur ;<text:line-break/><text:span text:style-name="T6">boite</text:span>.ouverte ;<text:line-break/><text:span text:style-name="T6">boite</text:span>.pleine ;<text:line-break/><text:line-break/><text:span text:style-name="T6">boite</text:span>.<text:span text:style-name="T8">ouvrir</text:span>() ;<text:line-break/><text:span text:style-name="T6">boite</text:span>.<text:span text:style-name="T8">fermer</text:span>() ;<text:line-break/><text:span text:style-name="T6">boite</text:span>.<text:span text:style-name="T8">remplir</text:span>(contenu) ;<text:line-break/><text:span text:style-name="T6">boite</text:span>.<text:span text:style-name="T8">vider</text:span>() ;</text:p>
      <text:p text:style-name="P8"><text:span text:style-name="T1">Nous allons voir des exemples de propriétés et de méthodes pour des objets que l'on utilise très souvent en </text:span><text:span text:style-name="Source_20_Text"><text:span text:style-name="T1">JavaScript</text:span></text:span><text:span text:style-name="T1">.</text:span></text:p>
      <text:h text:style-name="P7" text:outline-level="4"><text:bookmark text:name="objString"/>2. L'objet String</text:h>
      <text:h text:style-name="P6" text:outline-level="5"><text:bookmark text:name="strprop"/>a. Propriétés de l'objet String</text:h>
      <text:p text:style-name="P8"><text:span text:style-name="T1">Cet objet ne possède qu'une seule propriété, </text:span><text:span text:style-name="Source_20_Text"><text:span text:style-name="T2">length</text:span></text:span><text:span text:style-name="T1">, qui renvoie sa longueur. Ainsi, </text:span><text:span text:style-name="Source_20_Text"><text:span text:style-name="T2">chaine="Bonjour!";alert(chaine.length);</text:span></text:span><text:span text:style-name="T1"> renvoie 8.</text:span></text:p>
      <text:p text:style-name="P10"/>
      <text:h text:style-name="P6" text:outline-level="5"><text:bookmark text:name="strmeth"/>b. Méthodes de l'objet String</text:h>
      <text:p text:style-name="P9">Les méthodes de cet objet permettent de manipuler les chaînes de caractères. Elles s'appliquent à toute variable de ce type.</text:p>
      <text:list xml:id="list3499719247921126840" text:style-name="L11">
        <text:list-item>
          <text:p text:style-name="P29"><text:span text:style-name="Source_20_Text"><text:span text:style-name="T2">indexOf</text:span></text:span><text:span text:style-name="T1"> renvoie la position de la première occurrence d'un caractère donné dans une chaîne. Ainsi, </text:span><text:span text:style-name="Source_20_Text"><text:span text:style-name="T2">chaine="Bonjour!";alert(chaine.indexOf('o'));</text:span></text:span><text:span text:style-name="T1"> renvoie 1, la numéroration commençant à 0. Si le caractère n'est pas trouvé, la méthode renvoie -1.</text:span></text:p>
        </text:list-item>
        <text:list-item>
          <text:p text:style-name="P29"><text:span text:style-name="Source_20_Text"><text:span text:style-name="T2">lastIndexOf</text:span></text:span><text:span text:style-name="T1"> renvoie la position de la dernière occurrence d'un caractère donné dans une chaîne. Ainsi, </text:span><text:span text:style-name="Source_20_Text"><text:span text:style-name="T2">chaine="Bonjour!";alert(chaine.lastIndexOf('o'));</text:span></text:span><text:span text:style-name="T1"> renvoie 4.</text:span></text:p>
        </text:list-item>
        <text:list-item>
          <text:p text:style-name="P29"><text:soft-page-break/><text:span text:style-name="Source_20_Text"><text:span text:style-name="T2">charAt</text:span></text:span><text:span text:style-name="T1"> renvoie le caractère présent à une certaine position. Par exemple, </text:span><text:span text:style-name="Source_20_Text"><text:span text:style-name="T2">chaine="Bonjour!";alert(chaine.charAt(5));</text:span></text:span><text:span text:style-name="T1"> renvoie « u  ».</text:span></text:p>
        </text:list-item>
        <text:list-item>
          <text:p text:style-name="P29"><text:span text:style-name="Source_20_Text"><text:span text:style-name="T2">charCodeAt</text:span></text:span><text:span text:style-name="T1"> renvoie le code Unicode du caractère présent à une certaine position. Par exemple, </text:span><text:span text:style-name="Source_20_Text"><text:span text:style-name="T2">chaine="Bonjour!";alert(chaine.charCodeAt(5));</text:span></text:span><text:span text:style-name="T1"> renvoie « 117  ».</text:span></text:p>
        </text:list-item>
        <text:list-item>
          <text:p text:style-name="P29"><text:span text:style-name="Source_20_Text"><text:span text:style-name="T2">fromCharCode</text:span></text:span><text:span text:style-name="T1"> renvoie une chaîne correspondant à la séquence de codes Unicode passée en paramètre. Par exemple, </text:span><text:span text:style-name="Source_20_Text"><text:span text:style-name="T2">alert(String.fromCharCode(66, 111, 110, 106, 111, 117, 114, 33))</text:span></text:span><text:span text:style-name="T1"> renvoie « Bonjour! ».</text:span></text:p>
        </text:list-item>
        <text:list-item>
          <text:p text:style-name="P29"><text:span text:style-name="T1">La méthode </text:span><text:span text:style-name="Source_20_Text"><text:span text:style-name="T2">toUpperCase</text:span></text:span><text:span text:style-name="T1"> convertit la chaîne en majuscules. Par exemple, </text:span><text:span text:style-name="Source_20_Text"><text:span text:style-name="T2">chaine="Bonjour!";alert(chaine.toUppercase);</text:span></text:span><text:span text:style-name="T1"> affiche « BONJOUR! ».</text:span></text:p>
        </text:list-item>
        <text:list-item>
          <text:p text:style-name="P29"><text:span text:style-name="T1">À l'inverse, la méthode </text:span><text:span text:style-name="Source_20_Text"><text:span text:style-name="T2">toLowerCase</text:span></text:span><text:span text:style-name="T1"> convertit la chaîne en minuscules. Par exemple, </text:span><text:span text:style-name="Source_20_Text"><text:span text:style-name="T2">chaine="Bonjour!";alert(chaine.toLowercase);</text:span></text:span><text:span text:style-name="T1"> affiche « bonjour! ».</text:span></text:p>
        </text:list-item>
        <text:list-item>
          <text:p text:style-name="P29"><text:span text:style-name="T1">La méthode </text:span><text:span text:style-name="Source_20_Text"><text:span text:style-name="T2">substring</text:span></text:span><text:span text:style-name="T1"> extrait une sous-chaîne de la chaîne à laquelle elle s'applique. Cette méthode prend deux entiers positifs en paramètres. Le paramètre le plus petit indique la position de départ dans la chaîne (commençant à 0), le paramètre le plus grand la position de fin (le caractère de cette position ne fait pas partie du résultat). Par exemple, </text:span><text:span text:style-name="Source_20_Text"><text:span text:style-name="T2">chaine="Bonjour!";alert(chaine.substring(1,4);</text:span></text:span><text:span text:style-name="T1"> renvoie « onj ».</text:span></text:p>
        </text:list-item>
        <text:list-item>
          <text:p text:style-name="P29"><text:span text:style-name="Source_20_Text"><text:span text:style-name="T2">substr</text:span></text:span><text:span text:style-name="T1"> extrait aussi une sous-chaîne, mais elle fonctionne différemment. Ainsi, le premier paramètre désigne la position de départ, et le second indique la </text:span><text:span text:style-name="Emphasis"><text:span text:style-name="T1">longueur</text:span></text:span><text:span text:style-name="T1"> de la sous-chaîne à extraire. Par exemple,</text:span><text:span text:style-name="Source_20_Text"><text:span text:style-name="T2">chaine="Bonjour!";alert(chaine.substr(1,4));</text:span></text:span><text:span text:style-name="T1"> renvoie « onjo ».</text:span></text:p>
        </text:list-item>
        <text:list-item>
          <text:p text:style-name="P29"><text:span text:style-name="Source_20_Text"><text:span text:style-name="T2">slice</text:span></text:span><text:span text:style-name="T1"> extrait aussi une sous-chaîne, mais elle fonctionne encore différemment. Ainsi, le premier paramètre désigne la position de départ, et le second indique la position de fin de la sous-chaîne à extraire. Par exemple,</text:span><text:span text:style-name="Source_20_Text"><text:span text:style-name="T2">chaine="Bonjour!";alert(chaine.substr(2,4));</text:span></text:span><text:span text:style-name="T1"> renvoie « njo ». Si le second paramètre est omis, </text:span><text:span text:style-name="Source_20_Text"><text:span text:style-name="T2">slice</text:span></text:span><text:span text:style-name="T1"> extrait la sous-chaîne jusqu'à la fin : </text:span><text:span text:style-name="Source_20_Text"><text:span text:style-name="T2">chaine="Bonjour!";alert(chaine.substr(2));</text:span></text:span><text:span text:style-name="T1"> renvoie donc « njour! »</text:span></text:p>
        </text:list-item>
        <text:list-item>
          <text:p text:style-name="P29"><text:span text:style-name="Source_20_Text"><text:span text:style-name="T2">split</text:span></text:span><text:span text:style-name="T1"> permet de scinder une chaîne en sous-chaînes en utilisant le paramètre comme caractère de séparation. Le résultat est un tableau de chaînes de caractères. Ainsi, </text:span><text:span text:style-name="Source_20_Text"><text:span text:style-name="T2">chaine="Bonjour!";tab=chaine.split('o');</text:span></text:span><text:span text:style-name="T1"> renvoie un tableau à une dimension dont les éléments sont respectivement </text:span><text:span text:style-name="Source_20_Text"><text:span text:style-name="T2">"B"</text:span></text:span><text:span text:style-name="T1">, </text:span><text:span text:style-name="Source_20_Text"><text:span text:style-name="T2">"nj"</text:span></text:span><text:span text:style-name="T1"> et </text:span><text:span text:style-name="Source_20_Text"><text:span text:style-name="T2">"ur!"</text:span></text:span><text:span text:style-name="T1">.</text:span></text:p>
        </text:list-item>
        <text:list-item>
          <text:p text:style-name="P29"><text:span text:style-name="Source_20_Text"><text:span text:style-name="T2">concat</text:span></text:span><text:span text:style-name="T1"> concatène la chaîne avec la ou les chaînes passées en argument. Par exemple, </text:span><text:span text:style-name="Source_20_Text"><text:span text:style-name="T2">chaine="Bonjour!";alert(chaine.concat(" et à ", "bientôt..."));</text:span></text:span><text:span text:style-name="T1"> renvoie « Bonjour! et à bientôt... ».</text:span></text:p>
        </text:list-item>
        <text:list-item>
          <text:p text:style-name="P29"><text:span text:style-name="Source_20_Text"><text:span text:style-name="T2">replace</text:span></text:span><text:span text:style-name="T1"> remplace un morceau de la chaîne indiqué en paramètre par une autre chaîne indiquée comme second paramètre. Par exemple, </text:span><text:span text:style-name="Source_20_Text"><text:span text:style-name="T2">chaine="Bonjour!";alert(chaine.replace("jour", "soir"));</text:span></text:span><text:span text:style-name="T1"> renvoie « Bonsoir! ».</text:span></text:p>
        </text:list-item>
      </text:list>
      <text:p text:style-name="P10"/>
      <text:h text:style-name="P7" text:outline-level="4"><text:bookmark text:name="objMath"/>3. L'objet Math</text:h>
      <text:h text:style-name="P6" text:outline-level="5"><text:bookmark text:name="mathprop"/>a. Propriétés de l'objet Math</text:h>
      <text:p text:style-name="P8"><text:span text:style-name="T1">Il est courant de devoir faire appel à des fonctions ou des constantes mathématiques dès lors que l'on souhaite réaliser quelques calculs. Plusieurs sont disponibles à l'aide de cet objet (ne pas oublier la majuscule à </text:span><text:span text:style-name="Source_20_Text"><text:span text:style-name="T2">Math</text:span></text:span><text:span text:style-name="T1"> !).</text:span></text:p>
      <text:list xml:id="list1161419440360215482" text:style-name="L12">
        <text:list-item>
          <text:p text:style-name="P30"><text:span text:style-name="Source_20_Text"><text:span text:style-name="T2"><text:s/>E</text:span></text:span><text:span text:style-name="T1"> est la constante d'Euler (environ 2,718)</text:span></text:p>
        </text:list-item>
        <text:list-item>
          <text:p text:style-name="P30"><text:span text:style-name="Source_20_Text"><text:span text:style-name="T2"><text:s/>PI</text:span></text:span><text:span text:style-name="T1"> est le nombre pi (environ 3,14159)</text:span></text:p>
        </text:list-item>
        <text:list-item>
          <text:p text:style-name="P18"><text:s/>etc...</text:p>
        </text:list-item>
      </text:list>
      <text:p text:style-name="P10"/>
      <text:h text:style-name="P6" text:outline-level="5"><text:bookmark text:name="mathmeth"/><text:soft-page-break/>b. Méthodes de l'objet Math</text:h>
      <text:p text:style-name="P9">Ces méthodes correspondent à des fonctions mathématiques.</text:p>
      <text:list xml:id="list2155031467509012725" text:style-name="L13">
        <text:list-item>
          <text:p text:style-name="P31"><text:span text:style-name="Source_20_Text"><text:span text:style-name="T2"><text:s/>ceil</text:span></text:span><text:span text:style-name="T1"> renvoie le plus petit entier supérieur ou égal à son argument. Par exemple, </text:span><text:span text:style-name="Source_20_Text"><text:span text:style-name="T2">ceil(3.7)</text:span></text:span><text:span text:style-name="T1"> et </text:span><text:span text:style-name="Source_20_Text"><text:span text:style-name="T2">ceil(3.2)</text:span></text:span><text:span text:style-name="T1"> renvoient 4.</text:span></text:p>
        </text:list-item>
        <text:list-item>
          <text:p text:style-name="P31"><text:span text:style-name="Source_20_Text"><text:span text:style-name="T2"><text:s/>floor</text:span></text:span><text:span text:style-name="T1"> renvoie le plus grand entier inférieur ou égal à son argument. Par exemple, </text:span><text:span text:style-name="Source_20_Text"><text:span text:style-name="T2">floor(3.7)</text:span></text:span><text:span text:style-name="T1"> et </text:span><text:span text:style-name="Source_20_Text"><text:span text:style-name="T2">floor(3.2)</text:span></text:span><text:span text:style-name="T1"> renvoient 3.</text:span></text:p>
        </text:list-item>
        <text:list-item>
          <text:p text:style-name="P31"><text:span text:style-name="Source_20_Text"><text:span text:style-name="T2"><text:s/>round</text:span></text:span><text:span text:style-name="T1"> renvoie l'entier le plus proche de son argument. Par exemple, </text:span><text:span text:style-name="Source_20_Text"><text:span text:style-name="T2">round(3.7)</text:span></text:span><text:span text:style-name="T1"> renvoie 4 et </text:span><text:span text:style-name="Source_20_Text"><text:span text:style-name="T2">round(3.2)</text:span></text:span><text:span text:style-name="T1"> renvoie 3.</text:span></text:p>
        </text:list-item>
        <text:list-item>
          <text:p text:style-name="P31"><text:span text:style-name="Source_20_Text"><text:span text:style-name="T2"><text:s/>max</text:span></text:span><text:span text:style-name="T1"> et </text:span><text:span text:style-name="Source_20_Text"><text:span text:style-name="T2">min</text:span></text:span><text:span text:style-name="T1"> renvoient respectivement le plus grand et le plus petit nombre d'une collection de nombres. Par exemple, </text:span><text:span text:style-name="Source_20_Text"><text:span text:style-name="T2">alert(Math.max(1,2))</text:span></text:span><text:span text:style-name="T1"> renvoie 2.</text:span></text:p>
        </text:list-item>
        <text:list-item>
          <text:p text:style-name="P31"><text:span text:style-name="Source_20_Text"><text:span text:style-name="T2"><text:s/>random</text:span></text:span><text:span text:style-name="T1"> renvoie un nombre pseudo-aléatoire compris entre 0 et 1.</text:span></text:p>
        </text:list-item>
        <text:list-item>
          <text:p text:style-name="P19"><text:s/>etc ...</text:p>
        </text:list-item>
      </text:list>
      <text:h text:style-name="P7" text:outline-level="4">4. L'objet Date</text:h>
      <text:h text:style-name="P6" text:outline-level="5"><text:bookmark text:name="contructeurDate"/>a. Constructeur de l'objet Date</text:h>
      <text:p text:style-name="P8"><text:span text:style-name="Source_20_Text"><text:span text:style-name="T2">Date</text:span></text:span><text:span text:style-name="T1"> est un type d'objet qui permet de gérer non seulement les dates, mais aussi les heures et durées. Le constructeur est ce qui permet de créer une nouvelle « instance » de la classe </text:span><text:span text:style-name="Source_20_Text"><text:span text:style-name="T2">Date</text:span></text:span><text:span text:style-name="T1">. Sa syntaxe est</text:span></text:p>
      <text:p text:style-name="P2">var <text:span text:style-name="T6">nouvelleDate</text:span> = <text:span text:style-name="T8">new</text:span> Date(annee, mois, jour [, heure, minute, seconde, milliseconde]) ;</text:p>
      <text:p text:style-name="P8"><text:span text:style-name="T1">Les paramètres </text:span><text:span text:style-name="Source_20_Text"><text:span text:style-name="T2">heure</text:span></text:span><text:span text:style-name="T1">, </text:span><text:span text:style-name="Source_20_Text"><text:span text:style-name="T2">minute</text:span></text:span><text:span text:style-name="T1">, </text:span><text:span text:style-name="Source_20_Text"><text:span text:style-name="T2">seconde</text:span></text:span><text:span text:style-name="T1"> et </text:span><text:span text:style-name="Source_20_Text"><text:span text:style-name="T2">milliseconde</text:span></text:span><text:span text:style-name="T1"> sont optionnels. Par exemple, une variable stockant la date du 11 octobre 2003 à 9h32 passée de 34 secondes et 123 millisecondes est créée par...</text:span></text:p>
      <text:p text:style-name="P2">var <text:span text:style-name="T6">nouvelleDate</text:span> = <text:span text:style-name="T8">new</text:span> Date(2003, 10, 11, 9, 32, 34, 123) ;</text:p>
      <text:p text:style-name="P8"><text:span text:style-name="T1">Si aucun paramètre n'est utilisé, par exemple </text:span><text:span text:style-name="Source_20_Text"><text:span text:style-name="T2">auj=new Date;</text:span></text:span><text:span text:style-name="T1">, la date renvoyée est la date courante.</text:span></text:p>
      <text:p text:style-name="P10"/>
      <text:h text:style-name="P6" text:outline-level="5"><text:bookmark text:name="dateprop"/>b. Méthodes de l'objet Date</text:h>
      <text:p text:style-name="P8"><text:span text:style-name="T1">Tous les exemples ci-dessous sont donnés avec l'objet </text:span><text:span text:style-name="Source_20_Text"><text:span text:style-name="T2">nouvelleDate</text:span></text:span><text:span text:style-name="T1"> tel qu'il a été créé plus haut. Les méthodes de </text:span><text:span text:style-name="Source_20_Text"><text:span text:style-name="T2">Date</text:span></text:span><text:span text:style-name="T1"> sont :</text:span></text:p>
      <text:list xml:id="list2601873905738706738" text:style-name="L14">
        <text:list-item>
          <text:p text:style-name="P32"><text:span text:style-name="Source_20_Text"><text:span text:style-name="T2"><text:s/>getFullYear</text:span></text:span><text:span text:style-name="T1"> renvoie l'année pour la date spécifiée. Ainsi, </text:span><text:span text:style-name="Source_20_Text"><text:span text:style-name="T2">alert(nouvelleDate.getFullYear())</text:span></text:span><text:span text:style-name="T1"> renvoie 2003. Cette méthode est complétée par </text:span><text:span text:style-name="Source_20_Text"><text:span text:style-name="T2">getUTCFullYear</text:span></text:span><text:span text:style-name="T1"> qui donne l'année dans le Temps Universel en tenant compte du décalage horaire.</text:span></text:p>
        </text:list-item>
        <text:list-item>
          <text:p text:style-name="P32"><text:span text:style-name="Source_20_Text"><text:span text:style-name="T2"><text:s/>getMonth</text:span></text:span><text:span text:style-name="T1"> renvoie le mois pour la date spécifiée. Ainsi, </text:span><text:span text:style-name="Source_20_Text"><text:span text:style-name="T2">alert(nouvelleDate.getMonth())</text:span></text:span><text:span text:style-name="T1"> renvoie 10. Cette méthode est complétée par </text:span><text:span text:style-name="Source_20_Text"><text:span text:style-name="T2">getUTCMonth</text:span></text:span><text:span text:style-name="T1"> qui donne l'année dans le Temps Universel en tenant compte du décalage horaire.</text:span></text:p>
        </text:list-item>
        <text:list-item>
          <text:p text:style-name="P32"><text:span text:style-name="Source_20_Text"><text:span text:style-name="T2"><text:s/>getDate</text:span></text:span><text:span text:style-name="T1"> renvoie le quantième dans le mois pour la date spécifiée. Ainsi, </text:span><text:span text:style-name="Source_20_Text"><text:span text:style-name="T2">alert(nouvelleDate.getDate())</text:span></text:span><text:span text:style-name="T1"> renvoie 11. Cette méthode est complétée par </text:span><text:span text:style-name="Source_20_Text"><text:span text:style-name="T2">getUTCDate</text:span></text:span><text:span text:style-name="T1"> qui donne l'année dans le Temps Universel en tenant compte du décalage horaire.</text:span></text:p>
        </text:list-item>
        <text:list-item>
          <text:p text:style-name="P32"><text:span text:style-name="Source_20_Text"><text:span text:style-name="T2"><text:s/>getDay</text:span></text:span><text:span text:style-name="T1"> renvoie le jour de la semaine pour la date spécifiée (0=dimanche, 6=samedi). Ainsi, </text:span><text:span text:style-name="Source_20_Text"><text:span text:style-name="T2">alert(nouvelleDate.getDay())</text:span></text:span><text:span text:style-name="T1"> renvoie 6. Cette méthode est complétée par </text:span><text:span text:style-name="Source_20_Text"><text:span text:style-name="T2">getUTCDay</text:span></text:span><text:span text:style-name="T1"> qui donne l'année dans le Temps Universel en tenant compte du décalage horaire.</text:span></text:p>
        </text:list-item>
        <text:list-item>
          <text:p text:style-name="P32"><text:span text:style-name="Source_20_Text"><text:span text:style-name="T2"><text:s/>getHours</text:span></text:span><text:span text:style-name="T1"> renvoie l'heure dans le jour pour la date spécifiée (entre 0 et 23). </text:span><text:soft-page-break/><text:span text:style-name="T1">Ainsi, </text:span><text:span text:style-name="Source_20_Text"><text:span text:style-name="T2">alert(nouvelleDate.getHours())</text:span></text:span><text:span text:style-name="T1"> renvoie 9. Cette méthode est complétée par </text:span><text:span text:style-name="Source_20_Text"><text:span text:style-name="T2">getUTCHours</text:span></text:span><text:span text:style-name="T1"> qui donne l'année dans le Temps Universel en tenant compte du décalage horaire.</text:span></text:p>
        </text:list-item>
        <text:list-item>
          <text:p text:style-name="P32"><text:span text:style-name="Source_20_Text"><text:span text:style-name="T2"><text:s/>getMinutes</text:span></text:span><text:span text:style-name="T1"> renvoie le nombre de minutes pour la date spécifiée. Ainsi, </text:span><text:span text:style-name="Source_20_Text"><text:span text:style-name="T2">alert(nouvelleDate.getMinutes())</text:span></text:span><text:span text:style-name="T1"> renvoie 32. Cette méthode est complétée par </text:span><text:span text:style-name="Source_20_Text"><text:span text:style-name="T2">getUTCMinutes</text:span></text:span><text:span text:style-name="T1"> qui donne l'année dans le Temps Universel en tenant compte du décalage horaire.</text:span></text:p>
        </text:list-item>
        <text:list-item>
          <text:p text:style-name="P32"><text:span text:style-name="Source_20_Text"><text:span text:style-name="T2"><text:s/>getSeconds</text:span></text:span><text:span text:style-name="T1"> renvoie le nombre de secondes pour la date spécifiée. Ainsi, </text:span><text:span text:style-name="Source_20_Text"><text:span text:style-name="T2">alert(nouvelleDate.getSeconds())</text:span></text:span><text:span text:style-name="T1"> renvoie 34. Cette méthode est complétée par </text:span><text:span text:style-name="Source_20_Text"><text:span text:style-name="T2">getUTCSeconds</text:span></text:span><text:span text:style-name="T1"> qui donne l'année dans le Temps Universel en tenant compte du décalage horaire.</text:span></text:p>
        </text:list-item>
        <text:list-item>
          <text:p text:style-name="P32"><text:span text:style-name="Source_20_Text"><text:span text:style-name="T2"><text:s/>getMilliseconds</text:span></text:span><text:span text:style-name="T1"> renvoie le nombre de millisecondes pour la date spécifiée. Ainsi, </text:span><text:span text:style-name="Source_20_Text"><text:span text:style-name="T2">alert(nouvelleDate.getMilliseconds())</text:span></text:span><text:span text:style-name="T1"> renvoie 123. Cette méthode est complétée par </text:span><text:span text:style-name="Source_20_Text"><text:span text:style-name="T2">getUTCMilliseconds</text:span></text:span><text:span text:style-name="T1"> qui donne l'année dans le Temps Universel en tenant compte du décalage horaire.</text:span></text:p>
        </text:list-item>
        <text:list-item>
          <text:p text:style-name="P32"><text:span text:style-name="Source_20_Text"><text:span text:style-name="T2"><text:s/>getTime</text:span></text:span><text:span text:style-name="T1"> renvoie le nombre de millisecondes écoulées depuis le 1er janvier 1970 jusqu'à la date spécifiée.</text:span></text:p>
        </text:list-item>
        <text:list-item>
          <text:p text:style-name="P32"><text:span text:style-name="Source_20_Text"><text:span text:style-name="T2"><text:s/>getTimezoneOffset</text:span></text:span><text:span text:style-name="T1"> renvoie le déclarage horaire en minutes par rapport au Temps Universel tel qu'il est défini sur le système d'exploitation. Par exemple, si l'on se trouve dans une zone à GMT+10, la valeur retournée est -600.</text:span></text:p>
        </text:list-item>
        <text:list-item>
          <text:p text:style-name="P20"><text:s/>etc ...</text:p>
        </text:list-item>
      </text:list>
      <text:p text:style-name="P10"/>
      <text:h text:style-name="P7" text:outline-level="4"><text:bookmark text:name="window"/>5. Trois méthodes de l'objet window pour interagir avec l'internaute</text:h>
      <text:p text:style-name="P8"><text:span text:style-name="T1">Nous reviendrons sur l'objet </text:span><text:a xlink:type="simple" xlink:href="http://www.gchagnon.fr/cours/dhtml/window.html" text:style-name="Internet_20_link" text:visited-style-name="Visited_20_Internet_20_Link"><text:span text:style-name="Source_20_Text"><text:span text:style-name="T2">window</text:span></text:span></text:a><text:span text:style-name="T1"> plus loin dans ce cours. Pour le moment, voici trois méthodes d'un usage courant, permettant de gérer les interactions avec l'utilisateur :</text:span></text:p>
      <text:list xml:id="list1602563569311769136" text:style-name="L15">
        <text:list-item>
          <text:p text:style-name="P33"><text:span text:style-name="Source_20_Text"><text:span text:style-name="T2">alert(chaine)</text:span></text:span><text:span text:style-name="T1"> affiche à l'écran le message d'information contenu dans </text:span><text:span text:style-name="Source_20_Text"><text:span text:style-name="T2">chaine</text:span></text:span><text:span text:style-name="T1">. Dans la boîte ne se trouve qu'un bouton </text:span><text:span text:style-name="Source_20_Text"><text:span text:style-name="T2">OK</text:span></text:span><text:span text:style-name="T1">.</text:span></text:p>
        </text:list-item>
        <text:list-item>
          <text:p text:style-name="P33"><text:span text:style-name="Source_20_Text"><text:span text:style-name="T2">confirm(chaine)</text:span></text:span><text:span text:style-name="T1"> affiche la chaîne de caractères </text:span><text:span text:style-name="Source_20_Text"><text:span text:style-name="T2">chaine</text:span></text:span><text:span text:style-name="T1"> accompagnée de deux boutons </text:span><text:span text:style-name="Source_20_Text"><text:span text:style-name="T2">OK</text:span></text:span><text:span text:style-name="T1"> et </text:span><text:span text:style-name="Source_20_Text"><text:span text:style-name="T2">Annuler</text:span></text:span><text:span text:style-name="T1">. Cette méthode renvoie un booléen qui vaut </text:span><text:span text:style-name="Source_20_Text"><text:span text:style-name="T2">true</text:span></text:span><text:span text:style-name="T1"> si OK a été cliqué, et </text:span><text:span text:style-name="Source_20_Text"><text:span text:style-name="T2">false</text:span></text:span><text:span text:style-name="T1"> si l'utilisateur a cliqué sur </text:span><text:span text:style-name="Source_20_Text"><text:span text:style-name="T2">Annuler</text:span></text:span><text:span text:style-name="T1">.</text:span></text:p>
        </text:list-item>
        <text:list-item>
          <text:p text:style-name="P33"><text:span text:style-name="Source_20_Text"><text:span text:style-name="T2">prompt(chaine)</text:span></text:span><text:span text:style-name="T1"> affiche la chaîne de caractères </text:span><text:span text:style-name="Source_20_Text"><text:span text:style-name="T2">chaine</text:span></text:span><text:span text:style-name="T1"> puis une champ de saisie. La méthode retourne sous la forme d'une chaîne de caractères le résultat de la saisie de l'utilisateur. Si l'on souhaite traiter cette sortie comme un nombre, il est nécessaire de passer par la fonction </text:span><text:span text:style-name="Source_20_Text"><text:span text:style-name="T2">parseInt</text:span></text:span><text:span text:style-name="T1">. Par exemple, </text:span><text:span text:style-name="Source_20_Text"><text:span text:style-name="T2">quantite=prompt("Entrez la quantité souhaitée :");</text:span></text:span></text:p>
        </text:list-item>
      </text:list>
      <text:p text:style-name="P4"/>
      <text:h text:style-name="P5" text:outline-level="3"/>
      <text:p text:style-name="P4"/>
      <text:p text:style-name="P4"/>
      <text:p text:style-name="P4"/>
      <text:p text:style-name="P4"/>
      <text:p text:style-name="P4"/>
      <text:p text:style-name="P4"/>
      <text:h text:style-name="P5" text:outline-level="3"><text:soft-page-break/>VIII. Tests et boucles</text:h>
      <text:h text:style-name="P7" text:outline-level="4"><text:bookmark text:name="tests"/>1. Tests logiques</text:h>
      <text:h text:style-name="P6" text:outline-level="5"><text:bookmark text:name="testsIntro"/>a. Introduction</text:h>
      <text:p text:style-name="P9">Les tests logiques permettent de réaliser des opérations en fonction des conditions dans lesquelles le code s'exécute. Par exemple, si l'utilisateur a entré un prénom féminin en guise d'identifiant, on peut envisager d'accorder les participes passés en fonction de ce choix.</text:p>
      <text:h text:style-name="P6" text:outline-level="5"><text:bookmark text:name="if"/>b. Instruction if</text:h>
      <text:p text:style-name="P8"><text:span text:style-name="T1">L'instruction </text:span><text:span text:style-name="Source_20_Text"><text:span text:style-name="T2">if</text:span></text:span><text:span text:style-name="T1"> est la plus simple possible. Elle permet de tester une condition unique. Par exemple,</text:span></text:p>
      <text:p text:style-name="P2"><text:span text:style-name="T8">if</text:span> (choix == 1)<text:line-break/>{<text:line-break/><text:span text:style-name="T8">alert</text:span>("Vous avez fait le premier choix") ;<text:line-break/>}</text:p>
      <text:p text:style-name="P8"><text:span text:style-name="T1">Elle peut être complétée par l'instruction </text:span><text:span text:style-name="Source_20_Text"><text:span text:style-name="T2">else</text:span></text:span><text:span text:style-name="T1">, qui permet d'indiquer le code à exécuter si la condition n'est pas remplie :</text:span></text:p>
      <text:p text:style-name="P1"><text:span text:style-name="T2">if</text:span><text:span text:style-name="T1"> (choix == 1)<text:line-break/>  {<text:line-break/>    </text:span><text:span text:style-name="T2">alert</text:span><text:span text:style-name="T1">("Vous avez fait le premier choix") ;<text:line-break/>  }<text:line-break/></text:span><text:span text:style-name="T2">else</text:span><text:span text:style-name="T1"><text:line-break/>  {<text:line-break/>    </text:span><text:span text:style-name="T2">alert</text:span><text:span text:style-name="T1">("Vous n'avez pas fait le premier choix") ;<text:line-break/>  }</text:span></text:p>
      <text:h text:style-name="P6" text:outline-level="5"><text:bookmark text:name="switch"/>c. Instruction switch</text:h>
      <text:p text:style-name="P8"><text:span text:style-name="T1">Cette instruction permet de réaliser des branchements conditionnels. Elle s'utilise avec le mot-clef </text:span><text:span text:style-name="Source_20_Text"><text:span text:style-name="T2">case</text:span></text:span><text:span text:style-name="T1">. Chaque cas est analysé, puis si le test est concluant, la liste d'instructions suivant le </text:span><text:span text:style-name="Source_20_Text"><text:span text:style-name="T2">case</text:span></text:span><text:span text:style-name="T1"> est exécutée. Cette exécution se poursuit jusqu'à rencontrer l'instruction </text:span><text:span text:style-name="Source_20_Text"><text:span text:style-name="T2">break</text:span></text:span><text:span text:style-name="T1">. On indique la liste des instructions à réaliser par défaut avec </text:span><text:span text:style-name="Source_20_Text"><text:span text:style-name="T2">default</text:span></text:span><text:span text:style-name="T1">. Par exemple,</text:span></text:p>
      <text:p text:style-name="P2"><text:span text:style-name="T8">switch</text:span> (choix)<text:line-break/>{<text:line-break/><text:span text:style-name="T8">case</text:span> 1:<text:line-break/>  <text:span text:style-name="T8">alert</text:span>("Vous avez fait le premier choix") ;<text:line-break/>  <text:span text:style-name="T8">break</text:span> ;<text:line-break/><text:span text:style-name="T8">case</text:span> 2:<text:line-break/>  <text:span text:style-name="T8">alert</text:span>("Vous avez fait le deuxième choix") ;<text:line-break/>  <text:span text:style-name="T8">break</text:span> ;<text:line-break/><text:span text:style-name="T8">case</text:span> 3:<text:line-break/>  <text:span text:style-name="T8">alert</text:span>("Vous avez fait le troisième choix") ;<text:line-break/>  <text:span text:style-name="T8">break</text:span> ;<text:line-break/><text:span text:style-name="T8">default</text:span> :<text:line-break/>  <text:span text:style-name="T8">alert</text:span>("Vous avez fait un choix au moins égal à 4") ;<text:line-break/>}</text:p>
      <text:p text:style-name="P8"><text:span text:style-name="T1">Si on avait omis le </text:span><text:span text:style-name="Source_20_Text"><text:span text:style-name="T2">break</text:span></text:span><text:span text:style-name="T1"> à la fin du troisième </text:span><text:span text:style-name="Source_20_Text"><text:span text:style-name="T2">case</text:span></text:span><text:span text:style-name="T1">, si l'utilisateur avait saisi 3 on aurait eu coup sur coup l'affichage des messages "Vous avez fait le troisième choix" et "Vous avez fait un choix au moins égal à 4".</text:span></text:p>
      <text:h text:style-name="P7" text:outline-level="4"><text:bookmark text:name="boucles"/><text:soft-page-break/>2. Itérations</text:h>
      <text:h text:style-name="P6" text:outline-level="5"><text:bookmark text:name="iterintro"/>a. Introduction</text:h>
      <text:p text:style-name="P8"><text:span text:style-name="T1">Les itérations sont des séries d'instructions qui doivent être exécutées de manière répétitive, un certain nombre de fois ou bien jusqu'à ce qu'une condition soit réalisée. Quatre instructions sont disponibles : </text:span><text:span text:style-name="Source_20_Text"><text:span text:style-name="T2">do... while</text:span></text:span><text:span text:style-name="T1">, </text:span><text:span text:style-name="Source_20_Text"><text:span text:style-name="T2">while</text:span></text:span><text:span text:style-name="T1">,</text:span><text:span text:style-name="Source_20_Text"><text:span text:style-name="T2">for</text:span></text:span><text:span text:style-name="T1"> et </text:span><text:span text:style-name="Source_20_Text"><text:span text:style-name="T2">for... in</text:span></text:span></text:p>
      <text:h text:style-name="P6" text:outline-level="5"><text:bookmark text:name="dowhile"/>b. do... while et while</text:h>
      <text:p text:style-name="P9">Ces deux instructions jouent des rôles similaires. Une série d'instructions est répétée tant qu'une condition est réalisée. Par exemple...</text:p>
      <text:p text:style-name="P2">var <text:span text:style-name="T6">compteur</text:span> = 1 ;<text:line-break/><text:span text:style-name="T8">do</text:span><text:line-break/>  {<text:line-break/>    <text:span text:style-name="T6">compteur</text:span>++ ;<text:line-break/>    <text:span text:style-name="T8">alert</text:span>(compteur) ;<text:line-break/>  }<text:line-break/><text:span text:style-name="T8">while</text:span> (compteur&lt;3)</text:p>
      <text:p text:style-name="P9">Le code précédent affichera successivement 2 puis 3 avant de sortir de la boucle. Il en est de même pour...</text:p>
      <text:p text:style-name="P2">var <text:span text:style-name="T6">compteur</text:span> = 1 ;<text:line-break/><text:span text:style-name="T8">while</text:span> (compteur&lt;3)<text:line-break/>  {<text:line-break/>    <text:span text:style-name="T6">compteur</text:span>++ ;<text:line-break/>    <text:span text:style-name="T8">alert</text:span>(compteur) ;<text:line-break/>  }</text:p>
      <text:p text:style-name="P8"><text:span text:style-name="T1">La différence vient du fait que </text:span><text:span text:style-name="Source_20_Text"><text:span text:style-name="T2">do... while</text:span></text:span><text:span text:style-name="T1"> exécutera l'ensemble d'instructions au moins une fois. Ainsi...</text:span></text:p>
      <text:p text:style-name="P2">var <text:span text:style-name="T6">compteur</text:span> = 1 ;<text:line-break/><text:span text:style-name="T8">do</text:span><text:line-break/>  {<text:line-break/>    <text:span text:style-name="T6">compteur</text:span>++ ;<text:line-break/>    <text:span text:style-name="T8">alert</text:span>(compteur) ;<text:line-break/>  }<text:line-break/><text:span text:style-name="T8">while</text:span> (compteur&lt;1)</text:p>
      <text:p text:style-name="P9">... affichera 2 une fois avant de sortir de la boucle. En revanche...</text:p>
      <text:p text:style-name="P2">var <text:span text:style-name="T6">compteur</text:span> = 1 ;<text:line-break/><text:span text:style-name="T8">while</text:span> (compteur&lt;1)<text:line-break/>  {<text:line-break/>    <text:span text:style-name="T6">compteur</text:span>++ ;<text:line-break/>    <text:span text:style-name="T8">alert</text:span>(compteur) ;<text:line-break/>  }</text:p>
      <text:p text:style-name="P9">... n'affichera rien du tout.</text:p>
      <text:p text:style-name="P9"/>
      <text:p text:style-name="P8"><text:span text:style-name="T1">Deux types de boucles </text:span><text:span text:style-name="Source_20_Text"><text:span text:style-name="T2">for</text:span></text:span><text:span text:style-name="T1"> existent en </text:span><text:span text:style-name="Source_20_Text"><text:span text:style-name="T1">JavaScript</text:span></text:span><text:span text:style-name="T1">. Ces boucles s'effectuent un nombre déterminé de fois. La plus simple à concevoir est par exemple la boucle...</text:span></text:p>
      <text:p text:style-name="P2"><text:span text:style-name="T8">for</text:span> (i=0;i&lt;3;i++)<text:line-break/>  {<text:line-break/>    //Suite d'instructions...<text:line-break/>  }</text:p>
      <text:p text:style-name="P8"><text:span text:style-name="T1">La syntaxe générale de la parenthèse après le mot-clef </text:span><text:span text:style-name="Source_20_Text"><text:span text:style-name="T2">for</text:span></text:span><text:span text:style-name="T1"> est</text:span></text:p>
      <text:list xml:id="list4772088918223130195" text:style-name="L16">
        <text:list-item>
          <text:p text:style-name="P21">instruction de départ ;</text:p>
        </text:list-item>
        <text:list-item>
          <text:p text:style-name="P21"><text:soft-page-break/>condition de fin ;</text:p>
        </text:list-item>
        <text:list-item>
          <text:p text:style-name="P21">instruction à exécuter à chaque fin d'itération.</text:p>
        </text:list-item>
      </text:list>
      <text:p text:style-name="P9">La dernière instruction est souvent limitée à une incrémentation, mais lorsque la boucle ne comporte qu'une seule instruction, il est possible de l'y placer.</text:p>
      <text:p text:style-name="P8"><text:span text:style-name="T1">Une variante de la boucle </text:span><text:span text:style-name="Source_20_Text"><text:span text:style-name="T2">for</text:span></text:span><text:span text:style-name="T1"> est la boucle </text:span><text:span text:style-name="Source_20_Text"><text:span text:style-name="T2">for... in</text:span></text:span><text:span text:style-name="T1">. Cette boucle permet de parcourir un tableau ou plus généralement un objet. Par exemple,</text:span></text:p>
      <text:p text:style-name="P2">var <text:span text:style-name="T6">tab</text:span> = <text:span text:style-name="T8">new</text:span> Array(3) ;<text:line-break/><text:span text:style-name="T8">for</text:span> (element <text:span text:style-name="T8">in</text:span> <text:span text:style-name="T6">tab</text:span>)<text:line-break/>  {<text:line-break/>    <text:span text:style-name="T6">element</text:span>="test" ;<text:line-break/>  }</text:p>
      <text:p text:style-name="P8"><text:span text:style-name="T1">L'exemple précédent crée un tableau de trois chaînes de caractères, dont chaque élément contient la chaîne </text:span><text:span text:style-name="Source_20_Text"><text:span text:style-name="T2">"test"</text:span></text:span><text:span text:style-name="T1">.</text:span></text:p>
      <text:p text:style-name="P10"/>
      <text:h text:style-name="P5" text:outline-level="3"><text:bookmark text:name="divers"/>IX. Divers</text:h>
      <text:h text:style-name="P7" text:outline-level="4"><text:bookmark text:name="tempo"/>1. Temporisation</text:h>
      <text:h text:style-name="P6" text:outline-level="5"><text:bookmark text:name="setTimeout"/>a. Fixer un délai pour une exécution : setTimeout et clearTimeout</text:h>
      <text:p text:style-name="P8"><text:span text:style-name="T1">Ces deux méthodes de l'objet </text:span><text:span text:style-name="Source_20_Text"><text:span text:style-name="T2">window</text:span></text:span><text:span text:style-name="T1"> permettent d'indiquer une liste d'instructions à exécuter au bout d'un certain temps. Par exemple,</text:span></text:p>
      <text:p text:style-name="P2"><text:span text:style-name="T8">function</text:span> fonctionTest(i)<text:line-break/>  {<text:line-break/>    <text:span text:style-name="T8">while</text:span> (i&gt;0)<text:line-break/>      {<text:line-break/>        <text:span text:style-name="T8">alert</text:span>(i) ;<text:line-break/>        <text:span text:style-name="T8">setTimeout</text:span>("fonctionTest(i)", 1000) ;<text:line-break/>      }<text:line-break/>    i-- ;<text:line-break/>  }</text:p>
      <text:p text:style-name="P8"><text:span text:style-name="T1">Le second paramètre est le temps au bout duquel le premier paramètre doit être évalué, exprimé en millisecondes. Ici, </text:span><text:span text:style-name="Source_20_Text"><text:span text:style-name="T2">fonctionTest(3)</text:span></text:span><text:span text:style-name="T1"> affichera toutes les secondes successivement 3, puis 2, puis 1 avant de s'arrêter. </text:span><text:span text:style-name="Source_20_Text"><text:span text:style-name="T2">setTimeout</text:span></text:span><text:span text:style-name="T1">renvoie un entier servant à identifier l'appel à cette méthode, et il est possible de stopper ces répétitions à l'aide de la méthode </text:span><text:span text:style-name="Source_20_Text"><text:span text:style-name="T2">clearTimeout(identifiant)</text:span></text:span><text:span text:style-name="T1">.</text:span></text:p>
      <text:p text:style-name="P10"/>
      <text:h text:style-name="P6" text:outline-level="5"><text:bookmark text:name="setIntervall"/>b. Répéter une action</text:h>
      <text:p text:style-name="P8"><text:span text:style-name="T1">La méthode </text:span><text:span text:style-name="Source_20_Text"><text:span text:style-name="T2">setInterval</text:span></text:span><text:span text:style-name="T1">, qui renvoie un entier servant d'identifiant, permet de relancer une fonction à intervalles de temps réguliers (exprimés en millisecondes). Le code suivant relance la fonction </text:span><text:span text:style-name="Source_20_Text"><text:span text:style-name="T2">fonctionARepeter</text:span></text:span><text:span text:style-name="T1"> toutes les secondes.</text:span></text:p>
      <text:p text:style-name="P2"><text:span text:style-name="T6">identifiant</text:span>=<text:span text:style-name="T8">setInterval</text:span>("fonctionARepeter()", 1000) ;</text:p>
      <text:p text:style-name="P8"><text:span text:style-name="T1">L'identifiant retourné permet de stopper ces répétitions à l'aide de la méthode </text:span><text:span text:style-name="Source_20_Text"><text:span text:style-name="T2">clearInterval</text:span></text:span><text:span text:style-name="T1">.</text:span></text:p>
      <text:p text:style-name="P10"/>
      <text:h text:style-name="P7" text:outline-level="4"><text:bookmark text:name="eval"/>2. Évaluation d'une expression</text:h>
      <text:p text:style-name="P8"><text:span text:style-name="T1">Il est possible de demander à ce qu'une expression soit évaluée à la saisie, à l'aide de la fonction </text:span><text:span text:style-name="Source_20_Text"><text:span text:style-name="T2">eval()</text:span></text:span><text:span text:style-name="T1">. Par exemple, </text:span><text:span text:style-name="Source_20_Text"><text:span text:style-name="T2">eval("a=3+2;alert(a);")</text:span></text:span><text:span text:style-name="T1"> affiche 5 dans une boîte d'alerte. Attention : cette fonction est à utiliser avec précaution, pour des raisons de sécur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Mincho"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Mincho"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MS Mincho1"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6M38S</meta:editing-duration>
    <meta:editing-cycles>7</meta:editing-cycles>
    <meta:generator>OpenOffice/4.1.5$Win32 OpenOffice.org_project/415m1$Build-9789</meta:generator>
    <dc:date>2013-11-13T09:55:40.45</dc:date>
    <dc:creator>Michaël Pitz</dc:creator>
    <meta:printed-by>Michaël Pitz</meta:printed-by>
    <meta:print-date>2013-11-13T09:52:54.31</meta:print-date>
    <meta:document-statistic meta:table-count="0" meta:image-count="0" meta:object-count="0" meta:page-count="13" meta:paragraph-count="235" meta:word-count="4447" meta:character-count="27927"/>
    <meta:user-defined meta:name="Info 1"/>
    <meta:user-defined meta:name="Info 2"/>
    <meta:user-defined meta:name="Info 3"/>
    <meta:user-defined meta:name="Info 4"/>
  </office:meta>
</office:document-meta>
</file>